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12.8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nopol_test_on_level" table:style-name="ta1">
        <table:shapes>
          <draw:frame draw:z-index="0" draw:style-name="gr1" draw:text-style-name="P1" svg:width="16.006cm" svg:height="9.013cm" svg:x="18.09cm" svg:y="110.612cm">
            <draw:object draw:notify-on-update-of-ranges="monopol_test_on_level.A1:monopol_test_on_level.A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72.9392331695557" calcext:value-type="float">
            <text:p>-72,9392331695557</text:p>
          </table:table-cell>
          <table:table-cell office:value-type="string" calcext:value-type="string">
            <text:p>0x8000000000000000000000000000000000000000000000000000000000000000</text:p>
          </table:table-cell>
        </table:table-row>
        <table:table-row table:style-name="ro1">
          <table:table-cell office:value-type="float" office:value="-72.9190398788452" calcext:value-type="float">
            <text:p>-72,9190398788452</text:p>
          </table:table-cell>
          <table:table-cell office:value-type="string" calcext:value-type="string">
            <text:p>0xc000000000000000000000000000000000000000000000000000000000000000</text:p>
          </table:table-cell>
        </table:table-row>
        <table:table-row table:style-name="ro1">
          <table:table-cell office:value-type="float" office:value="-72.9709510040283" calcext:value-type="float">
            <text:p>-72,9709510040283</text:p>
          </table:table-cell>
          <table:table-cell office:value-type="string" calcext:value-type="string">
            <text:p>0xe000000000000000000000000000000000000000000000000000000000000000</text:p>
          </table:table-cell>
        </table:table-row>
        <table:table-row table:style-name="ro1">
          <table:table-cell office:value-type="float" office:value="-72.7686949920654" calcext:value-type="float">
            <text:p>-72,7686949920654</text:p>
          </table:table-cell>
          <table:table-cell office:value-type="string" calcext:value-type="string">
            <text:p>0xd000000000000000000000000000000000000000000000000000000000000000</text:p>
          </table:table-cell>
        </table:table-row>
        <table:table-row table:style-name="ro1">
          <table:table-cell office:value-type="float" office:value="-72.621615562439" calcext:value-type="float">
            <text:p>-72,621615562439</text:p>
          </table:table-cell>
          <table:table-cell office:value-type="string" calcext:value-type="string">
            <text:p>0xd800000000000000000000000000000000000000000000000000000000000000</text:p>
          </table:table-cell>
        </table:table-row>
        <table:table-row table:style-name="ro1">
          <table:table-cell office:value-type="float" office:value="-72.5970217895508" calcext:value-type="float">
            <text:p>-72,5970217895508</text:p>
          </table:table-cell>
          <table:table-cell office:value-type="string" calcext:value-type="string">
            <text:p>0xdc00000000000000000000000000000000000000000000000000000000000000</text:p>
          </table:table-cell>
        </table:table-row>
        <table:table-row table:style-name="ro1">
          <table:table-cell office:value-type="float" office:value="-72.8537364578247" calcext:value-type="float">
            <text:p>-72,8537364578247</text:p>
          </table:table-cell>
          <table:table-cell office:value-type="string" calcext:value-type="string">
            <text:p>0xde00000000000000000000000000000000000000000000000000000000000000</text:p>
          </table:table-cell>
        </table:table-row>
        <table:table-row table:style-name="ro1">
          <table:table-cell office:value-type="float" office:value="-73.0448037719727" calcext:value-type="float">
            <text:p>-73,0448037719727</text:p>
          </table:table-cell>
          <table:table-cell office:value-type="string" calcext:value-type="string">
            <text:p>0xdd00000000000000000000000000000000000000000000000000000000000000</text:p>
          </table:table-cell>
        </table:table-row>
        <table:table-row table:style-name="ro1">
          <table:table-cell office:value-type="float" office:value="-73.0540357971191" calcext:value-type="float">
            <text:p>-73,0540357971191</text:p>
          </table:table-cell>
          <table:table-cell office:value-type="string" calcext:value-type="string">
            <text:p>0xdc80000000000000000000000000000000000000000000000000000000000000</text:p>
          </table:table-cell>
        </table:table-row>
        <table:table-row table:style-name="ro1">
          <table:table-cell office:value-type="float" office:value="-73.1676434707642" calcext:value-type="float">
            <text:p>-73,1676434707642</text:p>
          </table:table-cell>
          <table:table-cell office:value-type="string" calcext:value-type="string">
            <text:p>0xdc40000000000000000000000000000000000000000000000000000000000000</text:p>
          </table:table-cell>
        </table:table-row>
        <table:table-row table:style-name="ro1">
          <table:table-cell office:value-type="float" office:value="-73.3061220932007" calcext:value-type="float">
            <text:p>-73,3061220932007</text:p>
          </table:table-cell>
          <table:table-cell office:value-type="string" calcext:value-type="string">
            <text:p>0xdc20000000000000000000000000000000000000000000000000000000000000</text:p>
          </table:table-cell>
        </table:table-row>
        <table:table-row table:style-name="ro1">
          <table:table-cell office:value-type="float" office:value="-73.1114290618897" calcext:value-type="float">
            <text:p>-73,1114290618897</text:p>
          </table:table-cell>
          <table:table-cell office:value-type="string" calcext:value-type="string">
            <text:p>0xdc10000000000000000000000000000000000000000000000000000000000000</text:p>
          </table:table-cell>
        </table:table-row>
        <table:table-row table:style-name="ro1">
          <table:table-cell office:value-type="float" office:value="-73.1913592529297" calcext:value-type="float">
            <text:p>-73,1913592529297</text:p>
          </table:table-cell>
          <table:table-cell office:value-type="string" calcext:value-type="string">
            <text:p>0xdc08000000000000000000000000000000000000000000000000000000000000</text:p>
          </table:table-cell>
        </table:table-row>
        <table:table-row table:style-name="ro1">
          <table:table-cell office:value-type="float" office:value="-73.0708609008789" calcext:value-type="float">
            <text:p>-73,0708609008789</text:p>
          </table:table-cell>
          <table:table-cell office:value-type="string" calcext:value-type="string">
            <text:p>0xdc04000000000000000000000000000000000000000000000000000000000000</text:p>
          </table:table-cell>
        </table:table-row>
        <table:table-row table:style-name="ro1">
          <table:table-cell office:value-type="float" office:value="-72.9587353897095" calcext:value-type="float">
            <text:p>-72,9587353897095</text:p>
          </table:table-cell>
          <table:table-cell office:value-type="string" calcext:value-type="string">
            <text:p>0xdc02000000000000000000000000000000000000000000000000000000000000</text:p>
          </table:table-cell>
        </table:table-row>
        <table:table-row table:style-name="ro1">
          <table:table-cell office:value-type="float" office:value="-72.8391623687744" calcext:value-type="float">
            <text:p>-72,8391623687744</text:p>
          </table:table-cell>
          <table:table-cell office:value-type="string" calcext:value-type="string">
            <text:p>0xdc01000000000000000000000000000000000000000000000000000000000000</text:p>
          </table:table-cell>
        </table:table-row>
        <table:table-row table:style-name="ro1">
          <table:table-cell office:value-type="float" office:value="-72.9658408355713" calcext:value-type="float">
            <text:p>-72,9658408355713</text:p>
          </table:table-cell>
          <table:table-cell office:value-type="string" calcext:value-type="string">
            <text:p>0xdc00800000000000000000000000000000000000000000000000000000000000</text:p>
          </table:table-cell>
        </table:table-row>
        <table:table-row table:style-name="ro1">
          <table:table-cell office:value-type="float" office:value="-72.8440016937256" calcext:value-type="float">
            <text:p>-72,8440016937256</text:p>
          </table:table-cell>
          <table:table-cell office:value-type="string" calcext:value-type="string">
            <text:p>0xdc00400000000000000000000000000000000000000000000000000000000000</text:p>
          </table:table-cell>
        </table:table-row>
        <table:table-row table:style-name="ro1">
          <table:table-cell office:value-type="float" office:value="-72.7991644287109" calcext:value-type="float">
            <text:p>-72,7991644287109</text:p>
          </table:table-cell>
          <table:table-cell office:value-type="string" calcext:value-type="string">
            <text:p>0xdc00200000000000000000000000000000000000000000000000000000000000</text:p>
          </table:table-cell>
        </table:table-row>
        <table:table-row table:style-name="ro1">
          <table:table-cell office:value-type="float" office:value="-72.8829761505127" calcext:value-type="float">
            <text:p>-72,8829761505127</text:p>
          </table:table-cell>
          <table:table-cell office:value-type="string" calcext:value-type="string">
            <text:p>0xdc00100000000000000000000000000000000000000000000000000000000000</text:p>
          </table:table-cell>
        </table:table-row>
        <table:table-row table:style-name="ro1">
          <table:table-cell office:value-type="float" office:value="-72.8994156265259" calcext:value-type="float">
            <text:p>-72,8994156265259</text:p>
          </table:table-cell>
          <table:table-cell office:value-type="string" calcext:value-type="string">
            <text:p>0xdc00080000000000000000000000000000000000000000000000000000000000</text:p>
          </table:table-cell>
        </table:table-row>
        <table:table-row table:style-name="ro1">
          <table:table-cell office:value-type="float" office:value="-73.0213414001465" calcext:value-type="float">
            <text:p>-73,0213414001465</text:p>
          </table:table-cell>
          <table:table-cell office:value-type="string" calcext:value-type="string">
            <text:p>0xdc00040000000000000000000000000000000000000000000000000000000000</text:p>
          </table:table-cell>
        </table:table-row>
        <table:table-row table:style-name="ro1">
          <table:table-cell office:value-type="float" office:value="-73.0127656173706" calcext:value-type="float">
            <text:p>-73,0127656173706</text:p>
          </table:table-cell>
          <table:table-cell office:value-type="string" calcext:value-type="string">
            <text:p>0xdc00020000000000000000000000000000000000000000000000000000000000</text:p>
          </table:table-cell>
        </table:table-row>
        <table:table-row table:style-name="ro1">
          <table:table-cell office:value-type="float" office:value="-72.9540328979492" calcext:value-type="float">
            <text:p>-72,9540328979492</text:p>
          </table:table-cell>
          <table:table-cell office:value-type="string" calcext:value-type="string">
            <text:p>0xdc00010000000000000000000000000000000000000000000000000000000000</text:p>
          </table:table-cell>
        </table:table-row>
        <table:table-row table:style-name="ro1">
          <table:table-cell office:value-type="float" office:value="-72.8743502044678" calcext:value-type="float">
            <text:p>-72,8743502044678</text:p>
          </table:table-cell>
          <table:table-cell office:value-type="string" calcext:value-type="string">
            <text:p>0xdc00008000000000000000000000000000000000000000000000000000000000</text:p>
          </table:table-cell>
        </table:table-row>
        <table:table-row table:style-name="ro1">
          <table:table-cell office:value-type="float" office:value="-72.9482655715942" calcext:value-type="float">
            <text:p>-72,9482655715942</text:p>
          </table:table-cell>
          <table:table-cell office:value-type="string" calcext:value-type="string">
            <text:p>0xdc00004000000000000000000000000000000000000000000000000000000000</text:p>
          </table:table-cell>
        </table:table-row>
        <table:table-row table:style-name="ro1">
          <table:table-cell office:value-type="float" office:value="-72.8976204299927" calcext:value-type="float">
            <text:p>-72,8976204299927</text:p>
          </table:table-cell>
          <table:table-cell office:value-type="string" calcext:value-type="string">
            <text:p>0xdc00002000000000000000000000000000000000000000000000000000000000</text:p>
          </table:table-cell>
        </table:table-row>
        <table:table-row table:style-name="ro1">
          <table:table-cell office:value-type="float" office:value="-72.9034048843384" calcext:value-type="float">
            <text:p>-72,9034048843384</text:p>
          </table:table-cell>
          <table:table-cell office:value-type="string" calcext:value-type="string">
            <text:p>0xdc00001000000000000000000000000000000000000000000000000000000000</text:p>
          </table:table-cell>
        </table:table-row>
        <table:table-row table:style-name="ro1">
          <table:table-cell office:value-type="float" office:value="-72.840301361084" calcext:value-type="float">
            <text:p>-72,840301361084</text:p>
          </table:table-cell>
          <table:table-cell office:value-type="string" calcext:value-type="string">
            <text:p>0xdc00000800000000000000000000000000000000000000000000000000000000</text:p>
          </table:table-cell>
        </table:table-row>
        <table:table-row table:style-name="ro1">
          <table:table-cell office:value-type="float" office:value="-72.8124711227417" calcext:value-type="float">
            <text:p>-72,8124711227417</text:p>
          </table:table-cell>
          <table:table-cell office:value-type="string" calcext:value-type="string">
            <text:p>0xdc00000400000000000000000000000000000000000000000000000000000000</text:p>
          </table:table-cell>
        </table:table-row>
        <table:table-row table:style-name="ro1">
          <table:table-cell office:value-type="float" office:value="-72.8106881713867" calcext:value-type="float">
            <text:p>-72,8106881713867</text:p>
          </table:table-cell>
          <table:table-cell office:value-type="string" calcext:value-type="string">
            <text:p>0xdc00000200000000000000000000000000000000000000000000000000000000</text:p>
          </table:table-cell>
        </table:table-row>
        <table:table-row table:style-name="ro1">
          <table:table-cell office:value-type="float" office:value="-72.7692567062378" calcext:value-type="float">
            <text:p>-72,7692567062378</text:p>
          </table:table-cell>
          <table:table-cell office:value-type="string" calcext:value-type="string">
            <text:p>0xdc00000100000000000000000000000000000000000000000000000000000000</text:p>
          </table:table-cell>
        </table:table-row>
        <table:table-row table:style-name="ro1">
          <table:table-cell office:value-type="float" office:value="-72.8133506011963" calcext:value-type="float">
            <text:p>-72,8133506011963</text:p>
          </table:table-cell>
          <table:table-cell office:value-type="string" calcext:value-type="string">
            <text:p>0xdc00000080000000000000000000000000000000000000000000000000000000</text:p>
          </table:table-cell>
        </table:table-row>
        <table:table-row table:style-name="ro1">
          <table:table-cell office:value-type="float" office:value="-72.77170627594" calcext:value-type="float">
            <text:p>-72,77170627594</text:p>
          </table:table-cell>
          <table:table-cell office:value-type="string" calcext:value-type="string">
            <text:p>0xdc00000040000000000000000000000000000000000000000000000000000000</text:p>
          </table:table-cell>
        </table:table-row>
        <table:table-row table:style-name="ro1">
          <table:table-cell office:value-type="float" office:value="-72.7972103881836" calcext:value-type="float">
            <text:p>-72,7972103881836</text:p>
          </table:table-cell>
          <table:table-cell office:value-type="string" calcext:value-type="string">
            <text:p>0xdc00000020000000000000000000000000000000000000000000000000000000</text:p>
          </table:table-cell>
        </table:table-row>
        <table:table-row table:style-name="ro1">
          <table:table-cell office:value-type="float" office:value="-72.6415462875366" calcext:value-type="float">
            <text:p>-72,6415462875366</text:p>
          </table:table-cell>
          <table:table-cell office:value-type="string" calcext:value-type="string">
            <text:p>0xdc00000010000000000000000000000000000000000000000000000000000000</text:p>
          </table:table-cell>
        </table:table-row>
        <table:table-row table:style-name="ro1">
          <table:table-cell office:value-type="float" office:value="-72.900825920105" calcext:value-type="float">
            <text:p>-72,900825920105</text:p>
          </table:table-cell>
          <table:table-cell office:value-type="string" calcext:value-type="string">
            <text:p>0xdc00000008000000000000000000000000000000000000000000000000000000</text:p>
          </table:table-cell>
        </table:table-row>
        <table:table-row table:style-name="ro1">
          <table:table-cell office:value-type="float" office:value="-72.7364377212524" calcext:value-type="float">
            <text:p>-72,7364377212524</text:p>
          </table:table-cell>
          <table:table-cell office:value-type="string" calcext:value-type="string">
            <text:p>0xdc00000004000000000000000000000000000000000000000000000000000000</text:p>
          </table:table-cell>
        </table:table-row>
        <table:table-row table:style-name="ro1">
          <table:table-cell office:value-type="float" office:value="-72.8175252914429" calcext:value-type="float">
            <text:p>-72,8175252914429</text:p>
          </table:table-cell>
          <table:table-cell office:value-type="string" calcext:value-type="string">
            <text:p>0xdc00000002000000000000000000000000000000000000000000000000000000</text:p>
          </table:table-cell>
        </table:table-row>
        <table:table-row table:style-name="ro1">
          <table:table-cell office:value-type="float" office:value="-72.8085596466064" calcext:value-type="float">
            <text:p>-72,8085596466064</text:p>
          </table:table-cell>
          <table:table-cell office:value-type="string" calcext:value-type="string">
            <text:p>0xdc00000001000000000000000000000000000000000000000000000000000000</text:p>
          </table:table-cell>
        </table:table-row>
        <table:table-row table:style-name="ro1">
          <table:table-cell office:value-type="float" office:value="-72.863682975769" calcext:value-type="float">
            <text:p>-72,863682975769</text:p>
          </table:table-cell>
          <table:table-cell office:value-type="string" calcext:value-type="string">
            <text:p>0xdc00000000800000000000000000000000000000000000000000000000000000</text:p>
          </table:table-cell>
        </table:table-row>
        <table:table-row table:style-name="ro1">
          <table:table-cell office:value-type="float" office:value="-72.8412468719482" calcext:value-type="float">
            <text:p>-72,8412468719482</text:p>
          </table:table-cell>
          <table:table-cell office:value-type="string" calcext:value-type="string">
            <text:p>0xdc00000000400000000000000000000000000000000000000000000000000000</text:p>
          </table:table-cell>
        </table:table-row>
        <table:table-row table:style-name="ro1">
          <table:table-cell office:value-type="float" office:value="-72.8725867080689" calcext:value-type="float">
            <text:p>-72,8725867080689</text:p>
          </table:table-cell>
          <table:table-cell office:value-type="string" calcext:value-type="string">
            <text:p>0xdc00000000200000000000000000000000000000000000000000000000000000</text:p>
          </table:table-cell>
        </table:table-row>
        <table:table-row table:style-name="ro1">
          <table:table-cell office:value-type="float" office:value="-72.840320854187" calcext:value-type="float">
            <text:p>-72,840320854187</text:p>
          </table:table-cell>
          <table:table-cell office:value-type="string" calcext:value-type="string">
            <text:p>0xdc00000000100000000000000000000000000000000000000000000000000000</text:p>
          </table:table-cell>
        </table:table-row>
        <table:table-row table:style-name="ro1">
          <table:table-cell office:value-type="float" office:value="-72.8120578384399" calcext:value-type="float">
            <text:p>-72,8120578384399</text:p>
          </table:table-cell>
          <table:table-cell office:value-type="string" calcext:value-type="string">
            <text:p>0xdc00000000080000000000000000000000000000000000000000000000000000</text:p>
          </table:table-cell>
        </table:table-row>
        <table:table-row table:style-name="ro1">
          <table:table-cell office:value-type="float" office:value="-72.8674475479126" calcext:value-type="float">
            <text:p>-72,8674475479126</text:p>
          </table:table-cell>
          <table:table-cell office:value-type="string" calcext:value-type="string">
            <text:p>0xdc00000000040000000000000000000000000000000000000000000000000000</text:p>
          </table:table-cell>
        </table:table-row>
        <table:table-row table:style-name="ro1">
          <table:table-cell office:value-type="float" office:value="-72.8212303543091" calcext:value-type="float">
            <text:p>-72,8212303543091</text:p>
          </table:table-cell>
          <table:table-cell office:value-type="string" calcext:value-type="string">
            <text:p>0xdc00000000020000000000000000000000000000000000000000000000000000</text:p>
          </table:table-cell>
        </table:table-row>
        <table:table-row table:style-name="ro1">
          <table:table-cell office:value-type="float" office:value="-72.8976801300049" calcext:value-type="float">
            <text:p>-72,8976801300049</text:p>
          </table:table-cell>
          <table:table-cell office:value-type="string" calcext:value-type="string">
            <text:p>0xdc00000000010000000000000000000000000000000000000000000000000000</text:p>
          </table:table-cell>
        </table:table-row>
        <table:table-row table:style-name="ro1">
          <table:table-cell office:value-type="float" office:value="-72.7143891143799" calcext:value-type="float">
            <text:p>-72,7143891143799</text:p>
          </table:table-cell>
          <table:table-cell office:value-type="string" calcext:value-type="string">
            <text:p>0xdc00000000008000000000000000000000000000000000000000000000000000</text:p>
          </table:table-cell>
        </table:table-row>
        <table:table-row table:style-name="ro1">
          <table:table-cell office:value-type="float" office:value="-72.819167098999" calcext:value-type="float">
            <text:p>-72,819167098999</text:p>
          </table:table-cell>
          <table:table-cell office:value-type="string" calcext:value-type="string">
            <text:p>0xdc00000000004000000000000000000000000000000000000000000000000000</text:p>
          </table:table-cell>
        </table:table-row>
        <table:table-row table:style-name="ro1">
          <table:table-cell office:value-type="float" office:value="-72.9393528747559" calcext:value-type="float">
            <text:p>-72,9393528747559</text:p>
          </table:table-cell>
          <table:table-cell office:value-type="string" calcext:value-type="string">
            <text:p>0xdc00000000002000000000000000000000000000000000000000000000000000</text:p>
          </table:table-cell>
        </table:table-row>
        <table:table-row table:style-name="ro1">
          <table:table-cell office:value-type="float" office:value="-72.8466313171387" calcext:value-type="float">
            <text:p>-72,8466313171387</text:p>
          </table:table-cell>
          <table:table-cell office:value-type="string" calcext:value-type="string">
            <text:p>0xdc00000000001000000000000000000000000000000000000000000000000000</text:p>
          </table:table-cell>
        </table:table-row>
        <table:table-row table:style-name="ro1">
          <table:table-cell office:value-type="float" office:value="-72.7354285049439" calcext:value-type="float">
            <text:p>-72,7354285049439</text:p>
          </table:table-cell>
          <table:table-cell office:value-type="string" calcext:value-type="string">
            <text:p>0xdc00000000000800000000000000000000000000000000000000000000000000</text:p>
          </table:table-cell>
        </table:table-row>
        <table:table-row table:style-name="ro1">
          <table:table-cell office:value-type="float" office:value="-72.7645296096802" calcext:value-type="float">
            <text:p>-72,7645296096802</text:p>
          </table:table-cell>
          <table:table-cell office:value-type="string" calcext:value-type="string">
            <text:p>0xdc00000000000400000000000000000000000000000000000000000000000000</text:p>
          </table:table-cell>
        </table:table-row>
        <table:table-row table:style-name="ro1">
          <table:table-cell office:value-type="float" office:value="-72.8788772964478" calcext:value-type="float">
            <text:p>-72,8788772964478</text:p>
          </table:table-cell>
          <table:table-cell office:value-type="string" calcext:value-type="string">
            <text:p>0xdc00000000000200000000000000000000000000000000000000000000000000</text:p>
          </table:table-cell>
        </table:table-row>
        <table:table-row table:style-name="ro1">
          <table:table-cell office:value-type="float" office:value="-72.8710766220093" calcext:value-type="float">
            <text:p>-72,8710766220093</text:p>
          </table:table-cell>
          <table:table-cell office:value-type="string" calcext:value-type="string">
            <text:p>0xdc00000000000100000000000000000000000000000000000000000000000000</text:p>
          </table:table-cell>
        </table:table-row>
        <table:table-row table:style-name="ro1">
          <table:table-cell office:value-type="float" office:value="-72.8021156311035" calcext:value-type="float">
            <text:p>-72,8021156311035</text:p>
          </table:table-cell>
          <table:table-cell office:value-type="string" calcext:value-type="string">
            <text:p>0xdc00000000000080000000000000000000000000000000000000000000000000</text:p>
          </table:table-cell>
        </table:table-row>
        <table:table-row table:style-name="ro1">
          <table:table-cell office:value-type="float" office:value="-72.78892578125" calcext:value-type="float">
            <text:p>-72,78892578125</text:p>
          </table:table-cell>
          <table:table-cell office:value-type="string" calcext:value-type="string">
            <text:p>0xdc00000000000040000000000000000000000000000000000000000000000000</text:p>
          </table:table-cell>
        </table:table-row>
        <table:table-row table:style-name="ro1">
          <table:table-cell office:value-type="float" office:value="-72.8165469741821" calcext:value-type="float">
            <text:p>-72,8165469741821</text:p>
          </table:table-cell>
          <table:table-cell office:value-type="string" calcext:value-type="string">
            <text:p>0xdc00000000000020000000000000000000000000000000000000000000000000</text:p>
          </table:table-cell>
        </table:table-row>
        <table:table-row table:style-name="ro1">
          <table:table-cell office:value-type="float" office:value="-72.8609521865845" calcext:value-type="float">
            <text:p>-72,8609521865845</text:p>
          </table:table-cell>
          <table:table-cell office:value-type="string" calcext:value-type="string">
            <text:p>0xdc00000000000010000000000000000000000000000000000000000000000000</text:p>
          </table:table-cell>
        </table:table-row>
        <table:table-row table:style-name="ro1">
          <table:table-cell office:value-type="float" office:value="-72.8788512802124" calcext:value-type="float">
            <text:p>-72,8788512802124</text:p>
          </table:table-cell>
          <table:table-cell office:value-type="string" calcext:value-type="string">
            <text:p>0xdc00000000000008000000000000000000000000000000000000000000000000</text:p>
          </table:table-cell>
        </table:table-row>
        <table:table-row table:style-name="ro1">
          <table:table-cell office:value-type="float" office:value="-72.8968635177612" calcext:value-type="float">
            <text:p>-72,8968635177612</text:p>
          </table:table-cell>
          <table:table-cell office:value-type="string" calcext:value-type="string">
            <text:p>0xdc00000000000004000000000000000000000000000000000000000000000000</text:p>
          </table:table-cell>
        </table:table-row>
        <table:table-row table:style-name="ro1">
          <table:table-cell office:value-type="float" office:value="-72.8818272781372" calcext:value-type="float">
            <text:p>-72,8818272781372</text:p>
          </table:table-cell>
          <table:table-cell office:value-type="string" calcext:value-type="string">
            <text:p>0xdc00000000000002000000000000000000000000000000000000000000000000</text:p>
          </table:table-cell>
        </table:table-row>
        <table:table-row table:style-name="ro1">
          <table:table-cell office:value-type="float" office:value="-72.8828591537476" calcext:value-type="float">
            <text:p>-72,8828591537476</text:p>
          </table:table-cell>
          <table:table-cell office:value-type="string" calcext:value-type="string">
            <text:p>0xdc00000000000001000000000000000000000000000000000000000000000000</text:p>
          </table:table-cell>
        </table:table-row>
        <table:table-row table:style-name="ro1">
          <table:table-cell office:value-type="float" office:value="-72.8463203430176" calcext:value-type="float">
            <text:p>-72,8463203430176</text:p>
          </table:table-cell>
          <table:table-cell office:value-type="string" calcext:value-type="string">
            <text:p>0xdc00000000000000800000000000000000000000000000000000000000000000</text:p>
          </table:table-cell>
        </table:table-row>
        <table:table-row table:style-name="ro1">
          <table:table-cell office:value-type="float" office:value="-72.8245194244385" calcext:value-type="float">
            <text:p>-72,8245194244385</text:p>
          </table:table-cell>
          <table:table-cell office:value-type="string" calcext:value-type="string">
            <text:p>0xdc00000000000000400000000000000000000000000000000000000000000000</text:p>
          </table:table-cell>
        </table:table-row>
        <table:table-row table:style-name="ro1">
          <table:table-cell office:value-type="float" office:value="-72.7838177108765" calcext:value-type="float">
            <text:p>-72,7838177108765</text:p>
          </table:table-cell>
          <table:table-cell office:value-type="string" calcext:value-type="string">
            <text:p>0xdc00000000000000200000000000000000000000000000000000000000000000</text:p>
          </table:table-cell>
        </table:table-row>
        <table:table-row table:style-name="ro1">
          <table:table-cell office:value-type="float" office:value="-72.8573642730713" calcext:value-type="float">
            <text:p>-72,8573642730713</text:p>
          </table:table-cell>
          <table:table-cell office:value-type="string" calcext:value-type="string">
            <text:p>0xdc00000000000000100000000000000000000000000000000000000000000000</text:p>
          </table:table-cell>
        </table:table-row>
        <table:table-row table:style-name="ro1">
          <table:table-cell office:value-type="float" office:value="-72.8553311920166" calcext:value-type="float">
            <text:p>-72,8553311920166</text:p>
          </table:table-cell>
          <table:table-cell office:value-type="string" calcext:value-type="string">
            <text:p>0xdc00000000000000080000000000000000000000000000000000000000000000</text:p>
          </table:table-cell>
        </table:table-row>
        <table:table-row table:style-name="ro1">
          <table:table-cell office:value-type="float" office:value="-72.9065748596191" calcext:value-type="float">
            <text:p>-72,9065748596191</text:p>
          </table:table-cell>
          <table:table-cell office:value-type="string" calcext:value-type="string">
            <text:p>0xdc00000000000000040000000000000000000000000000000000000000000000</text:p>
          </table:table-cell>
        </table:table-row>
        <table:table-row table:style-name="ro1">
          <table:table-cell office:value-type="float" office:value="-72.910647315979" calcext:value-type="float">
            <text:p>-72,910647315979</text:p>
          </table:table-cell>
          <table:table-cell office:value-type="string" calcext:value-type="string">
            <text:p>0xdc00000000000000020000000000000000000000000000000000000000000000</text:p>
          </table:table-cell>
        </table:table-row>
        <table:table-row table:style-name="ro1">
          <table:table-cell office:value-type="float" office:value="-72.9191261291504" calcext:value-type="float">
            <text:p>-72,9191261291504</text:p>
          </table:table-cell>
          <table:table-cell office:value-type="string" calcext:value-type="string">
            <text:p>0xdc00000000000000010000000000000000000000000000000000000000000000</text:p>
          </table:table-cell>
        </table:table-row>
        <table:table-row table:style-name="ro1">
          <table:table-cell office:value-type="float" office:value="-72.9649491882324" calcext:value-type="float">
            <text:p>-72,9649491882324</text:p>
          </table:table-cell>
          <table:table-cell office:value-type="string" calcext:value-type="string">
            <text:p>0xdc00000000000000008000000000000000000000000000000000000000000000</text:p>
          </table:table-cell>
        </table:table-row>
        <table:table-row table:style-name="ro1">
          <table:table-cell office:value-type="float" office:value="-72.9508895874023" calcext:value-type="float">
            <text:p>-72,9508895874023</text:p>
          </table:table-cell>
          <table:table-cell office:value-type="string" calcext:value-type="string">
            <text:p>0xdc00000000000000004000000000000000000000000000000000000000000000</text:p>
          </table:table-cell>
        </table:table-row>
        <table:table-row table:style-name="ro1">
          <table:table-cell office:value-type="float" office:value="-72.9060164260864" calcext:value-type="float">
            <text:p>-72,9060164260864</text:p>
          </table:table-cell>
          <table:table-cell office:value-type="string" calcext:value-type="string">
            <text:p>0xdc00000000000000002000000000000000000000000000000000000000000000</text:p>
          </table:table-cell>
        </table:table-row>
        <table:table-row table:style-name="ro1">
          <table:table-cell office:value-type="float" office:value="-72.9343296051025" calcext:value-type="float">
            <text:p>-72,9343296051025</text:p>
          </table:table-cell>
          <table:table-cell office:value-type="string" calcext:value-type="string">
            <text:p>0xdc00000000000000001000000000000000000000000000000000000000000000</text:p>
          </table:table-cell>
        </table:table-row>
        <table:table-row table:style-name="ro1">
          <table:table-cell office:value-type="float" office:value="-72.8984185791016" calcext:value-type="float">
            <text:p>-72,8984185791016</text:p>
          </table:table-cell>
          <table:table-cell office:value-type="string" calcext:value-type="string">
            <text:p>0xdc00000000000000000800000000000000000000000000000000000000000000</text:p>
          </table:table-cell>
        </table:table-row>
        <table:table-row table:style-name="ro1">
          <table:table-cell office:value-type="float" office:value="-72.9555670928955" calcext:value-type="float">
            <text:p>-72,9555670928955</text:p>
          </table:table-cell>
          <table:table-cell office:value-type="string" calcext:value-type="string">
            <text:p>0xdc00000000000000000400000000000000000000000000000000000000000000</text:p>
          </table:table-cell>
        </table:table-row>
        <table:table-row table:style-name="ro1">
          <table:table-cell office:value-type="float" office:value="-72.9624778366089" calcext:value-type="float">
            <text:p>-72,9624778366089</text:p>
          </table:table-cell>
          <table:table-cell office:value-type="string" calcext:value-type="string">
            <text:p>0xdc00000000000000000200000000000000000000000000000000000000000000</text:p>
          </table:table-cell>
        </table:table-row>
        <table:table-row table:style-name="ro1">
          <table:table-cell office:value-type="float" office:value="-72.9220017623901" calcext:value-type="float">
            <text:p>-72,9220017623901</text:p>
          </table:table-cell>
          <table:table-cell office:value-type="string" calcext:value-type="string">
            <text:p>0xdc00000000000000000100000000000000000000000000000000000000000000</text:p>
          </table:table-cell>
        </table:table-row>
        <table:table-row table:style-name="ro1">
          <table:table-cell office:value-type="float" office:value="-72.8893796157837" calcext:value-type="float">
            <text:p>-72,8893796157837</text:p>
          </table:table-cell>
          <table:table-cell office:value-type="string" calcext:value-type="string">
            <text:p>0xdc00000000000000000080000000000000000000000000000000000000000000</text:p>
          </table:table-cell>
        </table:table-row>
        <table:table-row table:style-name="ro1">
          <table:table-cell office:value-type="float" office:value="-72.8997534942627" calcext:value-type="float">
            <text:p>-72,8997534942627</text:p>
          </table:table-cell>
          <table:table-cell office:value-type="string" calcext:value-type="string">
            <text:p>0xdc00000000000000000040000000000000000000000000000000000000000000</text:p>
          </table:table-cell>
        </table:table-row>
        <table:table-row table:style-name="ro1">
          <table:table-cell office:value-type="float" office:value="-72.9036848068237" calcext:value-type="float">
            <text:p>-72,9036848068237</text:p>
          </table:table-cell>
          <table:table-cell office:value-type="string" calcext:value-type="string">
            <text:p>0xdc00000000000000000020000000000000000000000000000000000000000000</text:p>
          </table:table-cell>
        </table:table-row>
        <table:table-row table:style-name="ro1">
          <table:table-cell office:value-type="float" office:value="-72.8894932937622" calcext:value-type="float">
            <text:p>-72,8894932937622</text:p>
          </table:table-cell>
          <table:table-cell office:value-type="string" calcext:value-type="string">
            <text:p>0xdc00000000000000000010000000000000000000000000000000000000000000</text:p>
          </table:table-cell>
        </table:table-row>
        <table:table-row table:style-name="ro1">
          <table:table-cell office:value-type="float" office:value="-72.85704662323" calcext:value-type="float">
            <text:p>-72,85704662323</text:p>
          </table:table-cell>
          <table:table-cell office:value-type="string" calcext:value-type="string">
            <text:p>0xdc00000000000000000008000000000000000000000000000000000000000000</text:p>
          </table:table-cell>
        </table:table-row>
        <table:table-row table:style-name="ro1">
          <table:table-cell office:value-type="float" office:value="-72.8950292205811" calcext:value-type="float">
            <text:p>-72,8950292205811</text:p>
          </table:table-cell>
          <table:table-cell office:value-type="string" calcext:value-type="string">
            <text:p>0xdc00000000000000000004000000000000000000000000000000000000000000</text:p>
          </table:table-cell>
        </table:table-row>
        <table:table-row table:style-name="ro1">
          <table:table-cell office:value-type="float" office:value="-72.8884823989868" calcext:value-type="float">
            <text:p>-72,8884823989868</text:p>
          </table:table-cell>
          <table:table-cell office:value-type="string" calcext:value-type="string">
            <text:p>0xdc00000000000000000002000000000000000000000000000000000000000000</text:p>
          </table:table-cell>
        </table:table-row>
        <table:table-row table:style-name="ro1">
          <table:table-cell office:value-type="float" office:value="-72.8701934814453" calcext:value-type="float">
            <text:p>-72,8701934814453</text:p>
          </table:table-cell>
          <table:table-cell office:value-type="string" calcext:value-type="string">
            <text:p>0xdc00000000000000000001000000000000000000000000000000000000000000</text:p>
          </table:table-cell>
        </table:table-row>
        <table:table-row table:style-name="ro1">
          <table:table-cell office:value-type="float" office:value="-72.8821993637085" calcext:value-type="float">
            <text:p>-72,8821993637085</text:p>
          </table:table-cell>
          <table:table-cell office:value-type="string" calcext:value-type="string">
            <text:p>0xdc00000000000000000000800000000000000000000000000000000000000000</text:p>
          </table:table-cell>
        </table:table-row>
        <table:table-row table:style-name="ro1">
          <table:table-cell office:value-type="float" office:value="-72.8917003631592" calcext:value-type="float">
            <text:p>-72,8917003631592</text:p>
          </table:table-cell>
          <table:table-cell office:value-type="string" calcext:value-type="string">
            <text:p>0xdc00000000000000000000400000000000000000000000000000000000000000</text:p>
          </table:table-cell>
        </table:table-row>
        <table:table-row table:style-name="ro1">
          <table:table-cell office:value-type="float" office:value="-72.9496812438965" calcext:value-type="float">
            <text:p>-72,9496812438965</text:p>
          </table:table-cell>
          <table:table-cell office:value-type="string" calcext:value-type="string">
            <text:p>0xdc00000000000000000000200000000000000000000000000000000000000000</text:p>
          </table:table-cell>
        </table:table-row>
        <table:table-row table:style-name="ro1">
          <table:table-cell office:value-type="float" office:value="-73.0016550445557" calcext:value-type="float">
            <text:p>-73,0016550445557</text:p>
          </table:table-cell>
          <table:table-cell office:value-type="string" calcext:value-type="string">
            <text:p>0xdc00000000000000000000100000000000000000000000000000000000000000</text:p>
          </table:table-cell>
        </table:table-row>
        <table:table-row table:style-name="ro1">
          <table:table-cell office:value-type="float" office:value="-73.025514755249" calcext:value-type="float">
            <text:p>-73,025514755249</text:p>
          </table:table-cell>
          <table:table-cell office:value-type="string" calcext:value-type="string">
            <text:p>0xdc00000000000000000000080000000000000000000000000000000000000000</text:p>
          </table:table-cell>
        </table:table-row>
        <table:table-row table:style-name="ro1">
          <table:table-cell office:value-type="float" office:value="-73.0420878601074" calcext:value-type="float">
            <text:p>-73,0420878601074</text:p>
          </table:table-cell>
          <table:table-cell office:value-type="string" calcext:value-type="string">
            <text:p>0xdc00000000000000000000040000000000000000000000000000000000000000</text:p>
          </table:table-cell>
        </table:table-row>
        <table:table-row table:style-name="ro1">
          <table:table-cell office:value-type="float" office:value="-73.0560031890869" calcext:value-type="float">
            <text:p>-73,0560031890869</text:p>
          </table:table-cell>
          <table:table-cell office:value-type="string" calcext:value-type="string">
            <text:p>0xdc00000000000000000000020000000000000000000000000000000000000000</text:p>
          </table:table-cell>
        </table:table-row>
        <table:table-row table:style-name="ro1">
          <table:table-cell office:value-type="float" office:value="-73.0496071624756" calcext:value-type="float">
            <text:p>-73,0496071624756</text:p>
          </table:table-cell>
          <table:table-cell office:value-type="string" calcext:value-type="string">
            <text:p>0xdc00000000000000000000010000000000000000000000000000000000000000</text:p>
          </table:table-cell>
        </table:table-row>
        <table:table-row table:style-name="ro1">
          <table:table-cell office:value-type="float" office:value="-72.981399307251" calcext:value-type="float">
            <text:p>-72,981399307251</text:p>
          </table:table-cell>
          <table:table-cell office:value-type="string" calcext:value-type="string">
            <text:p>0xdc00000000000000000000008000000000000000000000000000000000000000</text:p>
          </table:table-cell>
        </table:table-row>
        <table:table-row table:style-name="ro1">
          <table:table-cell office:value-type="float" office:value="-72.979295463562" calcext:value-type="float">
            <text:p>-72,979295463562</text:p>
          </table:table-cell>
          <table:table-cell office:value-type="string" calcext:value-type="string">
            <text:p>0xdc00000000000000000000004000000000000000000000000000000000000000</text:p>
          </table:table-cell>
        </table:table-row>
        <table:table-row table:style-name="ro1">
          <table:table-cell office:value-type="float" office:value="-72.9909511947632" calcext:value-type="float">
            <text:p>-72,9909511947632</text:p>
          </table:table-cell>
          <table:table-cell office:value-type="string" calcext:value-type="string">
            <text:p>0xdc00000000000000000000002000000000000000000000000000000000000000</text:p>
          </table:table-cell>
        </table:table-row>
        <table:table-row table:style-name="ro1">
          <table:table-cell office:value-type="float" office:value="-72.9925610733032" calcext:value-type="float">
            <text:p>-72,9925610733032</text:p>
          </table:table-cell>
          <table:table-cell office:value-type="string" calcext:value-type="string">
            <text:p>0xdc00000000000000000000001000000000000000000000000000000000000000</text:p>
          </table:table-cell>
        </table:table-row>
        <table:table-row table:style-name="ro1">
          <table:table-cell office:value-type="float" office:value="-72.9872380828857" calcext:value-type="float">
            <text:p>-72,9872380828857</text:p>
          </table:table-cell>
          <table:table-cell office:value-type="string" calcext:value-type="string">
            <text:p>0xdc00000000000000000000000800000000000000000000000000000000000000</text:p>
          </table:table-cell>
        </table:table-row>
        <table:table-row table:style-name="ro1">
          <table:table-cell office:value-type="float" office:value="-73.0106633758545" calcext:value-type="float">
            <text:p>-73,0106633758545</text:p>
          </table:table-cell>
          <table:table-cell office:value-type="string" calcext:value-type="string">
            <text:p>0xdc00000000000000000000000400000000000000000000000000000000000000</text:p>
          </table:table-cell>
        </table:table-row>
        <table:table-row table:style-name="ro1">
          <table:table-cell office:value-type="float" office:value="-73.0240942764282" calcext:value-type="float">
            <text:p>-73,0240942764282</text:p>
          </table:table-cell>
          <table:table-cell office:value-type="string" calcext:value-type="string">
            <text:p>0xdc00000000000000000000000200000000000000000000000000000000000000</text:p>
          </table:table-cell>
        </table:table-row>
        <table:table-row table:style-name="ro1">
          <table:table-cell office:value-type="float" office:value="-73.0076893997192" calcext:value-type="float">
            <text:p>-73,0076893997192</text:p>
          </table:table-cell>
          <table:table-cell office:value-type="string" calcext:value-type="string">
            <text:p>0xdc00000000000000000000000100000000000000000000000000000000000000</text:p>
          </table:table-cell>
        </table:table-row>
        <table:table-row table:style-name="ro1">
          <table:table-cell office:value-type="float" office:value="-73.0005657196045" calcext:value-type="float">
            <text:p>-73,0005657196045</text:p>
          </table:table-cell>
          <table:table-cell office:value-type="string" calcext:value-type="string">
            <text:p>0xdc00000000000000000000000080000000000000000000000000000000000000</text:p>
          </table:table-cell>
        </table:table-row>
        <table:table-row table:style-name="ro1">
          <table:table-cell office:value-type="float" office:value="-73.0230721664429" calcext:value-type="float">
            <text:p>-73,0230721664429</text:p>
          </table:table-cell>
          <table:table-cell office:value-type="string" calcext:value-type="string">
            <text:p>0xdc00000000000000000000000040000000000000000000000000000000000000</text:p>
          </table:table-cell>
        </table:table-row>
        <table:table-row table:style-name="ro1">
          <table:table-cell office:value-type="float" office:value="-73.0272710800171" calcext:value-type="float">
            <text:p>-73,0272710800171</text:p>
          </table:table-cell>
          <table:table-cell office:value-type="string" calcext:value-type="string">
            <text:p>0xdc00000000000000000000000020000000000000000000000000000000000000</text:p>
          </table:table-cell>
        </table:table-row>
        <table:table-row table:style-name="ro1">
          <table:table-cell office:value-type="float" office:value="-73.0076588439941" calcext:value-type="float">
            <text:p>-73,0076588439941</text:p>
          </table:table-cell>
          <table:table-cell office:value-type="string" calcext:value-type="string">
            <text:p>0xdc00000000000000000000000010000000000000000000000000000000000000</text:p>
          </table:table-cell>
        </table:table-row>
        <table:table-row table:style-name="ro1">
          <table:table-cell office:value-type="float" office:value="-73.0193937683106" calcext:value-type="float">
            <text:p>-73,0193937683106</text:p>
          </table:table-cell>
          <table:table-cell office:value-type="string" calcext:value-type="string">
            <text:p>0xdc00000000000000000000000008000000000000000000000000000000000000</text:p>
          </table:table-cell>
        </table:table-row>
        <table:table-row table:style-name="ro1">
          <table:table-cell office:value-type="float" office:value="-73.0206971359253" calcext:value-type="float">
            <text:p>-73,0206971359253</text:p>
          </table:table-cell>
          <table:table-cell office:value-type="string" calcext:value-type="string">
            <text:p>0xdc00000000000000000000000004000000000000000000000000000000000000</text:p>
          </table:table-cell>
        </table:table-row>
        <table:table-row table:style-name="ro1">
          <table:table-cell office:value-type="float" office:value="-73.0262253570557" calcext:value-type="float">
            <text:p>-73,0262253570557</text:p>
          </table:table-cell>
          <table:table-cell office:value-type="string" calcext:value-type="string">
            <text:p>0xdc00000000000000000000000002000000000000000000000000000000000000</text:p>
          </table:table-cell>
        </table:table-row>
        <table:table-row table:style-name="ro1">
          <table:table-cell office:value-type="float" office:value="-73.0300024032593" calcext:value-type="float">
            <text:p>-73,0300024032593</text:p>
          </table:table-cell>
          <table:table-cell office:value-type="string" calcext:value-type="string">
            <text:p>0xdc00000000000000000000000001000000000000000000000000000000000000</text:p>
          </table:table-cell>
        </table:table-row>
        <table:table-row table:style-name="ro1">
          <table:table-cell office:value-type="float" office:value="-72.9683937454224" calcext:value-type="float">
            <text:p>-72,9683937454224</text:p>
          </table:table-cell>
          <table:table-cell office:value-type="string" calcext:value-type="string">
            <text:p>0xdc00000000000000000000000000800000000000000000000000000000000000</text:p>
          </table:table-cell>
        </table:table-row>
        <table:table-row table:style-name="ro1">
          <table:table-cell office:value-type="float" office:value="-72.9717268753052" calcext:value-type="float">
            <text:p>-72,9717268753052</text:p>
          </table:table-cell>
          <table:table-cell office:value-type="string" calcext:value-type="string">
            <text:p>0xdc00000000000000000000000000400000000000000000000000000000000000</text:p>
          </table:table-cell>
        </table:table-row>
        <table:table-row table:style-name="ro1">
          <table:table-cell office:value-type="float" office:value="-72.9772974777222" calcext:value-type="float">
            <text:p>-72,9772974777222</text:p>
          </table:table-cell>
          <table:table-cell office:value-type="string" calcext:value-type="string">
            <text:p>0xdc00000000000000000000000000200000000000000000000000000000000000</text:p>
          </table:table-cell>
        </table:table-row>
        <table:table-row table:style-name="ro1">
          <table:table-cell office:value-type="float" office:value="-72.9836738586426" calcext:value-type="float">
            <text:p>-72,9836738586426</text:p>
          </table:table-cell>
          <table:table-cell office:value-type="string" calcext:value-type="string">
            <text:p>0xdc00000000000000000000000000100000000000000000000000000000000000</text:p>
          </table:table-cell>
        </table:table-row>
        <table:table-row table:style-name="ro1">
          <table:table-cell office:value-type="float" office:value="-72.9925086593628" calcext:value-type="float">
            <text:p>-72,9925086593628</text:p>
          </table:table-cell>
          <table:table-cell office:value-type="string" calcext:value-type="string">
            <text:p>0xdc00000000000000000000000000080000000000000000000000000000000000</text:p>
          </table:table-cell>
        </table:table-row>
        <table:table-row table:style-name="ro1">
          <table:table-cell office:value-type="float" office:value="-73.0030323410034" calcext:value-type="float">
            <text:p>-73,0030323410034</text:p>
          </table:table-cell>
          <table:table-cell office:value-type="string" calcext:value-type="string">
            <text:p>0xdc00000000000000000000000000040000000000000000000000000000000000</text:p>
          </table:table-cell>
        </table:table-row>
        <table:table-row table:style-name="ro1">
          <table:table-cell office:value-type="float" office:value="-73.0148031616211" calcext:value-type="float">
            <text:p>-73,0148031616211</text:p>
          </table:table-cell>
          <table:table-cell office:value-type="string" calcext:value-type="string">
            <text:p>0xdc00000000000000000000000000020000000000000000000000000000000000</text:p>
          </table:table-cell>
        </table:table-row>
        <table:table-row table:style-name="ro1">
          <table:table-cell office:value-type="float" office:value="-72.9906170272827" calcext:value-type="float">
            <text:p>-72,9906170272827</text:p>
          </table:table-cell>
          <table:table-cell office:value-type="string" calcext:value-type="string">
            <text:p>0xdc00000000000000000000000000010000000000000000000000000000000000</text:p>
          </table:table-cell>
        </table:table-row>
        <table:table-row table:style-name="ro1">
          <table:table-cell office:value-type="float" office:value="-72.8438401794434" calcext:value-type="float">
            <text:p>-72,8438401794434</text:p>
          </table:table-cell>
          <table:table-cell office:value-type="string" calcext:value-type="string">
            <text:p>0xdc00000000000000000000000000008000000000000000000000000000000000</text:p>
          </table:table-cell>
        </table:table-row>
        <table:table-row table:style-name="ro1">
          <table:table-cell office:value-type="float" office:value="-72.8669718551636" calcext:value-type="float">
            <text:p>-72,8669718551636</text:p>
          </table:table-cell>
          <table:table-cell office:value-type="string" calcext:value-type="string">
            <text:p>0xdc00000000000000000000000000004000000000000000000000000000000000</text:p>
          </table:table-cell>
        </table:table-row>
        <table:table-row table:style-name="ro1">
          <table:table-cell office:value-type="float" office:value="-73.0080507278442" calcext:value-type="float">
            <text:p>-73,0080507278442</text:p>
          </table:table-cell>
          <table:table-cell office:value-type="string" calcext:value-type="string">
            <text:p>0xdc00000000000000000000000000002000000000000000000000000000000000</text:p>
          </table:table-cell>
        </table:table-row>
        <table:table-row table:style-name="ro1">
          <table:table-cell office:value-type="float" office:value="-72.9309003448486" calcext:value-type="float">
            <text:p>-72,9309003448486</text:p>
          </table:table-cell>
          <table:table-cell office:value-type="string" calcext:value-type="string">
            <text:p>0xdc00000000000000000000000000001000000000000000000000000000000000</text:p>
          </table:table-cell>
        </table:table-row>
        <table:table-row table:style-name="ro1">
          <table:table-cell office:value-type="float" office:value="-72.8424042892456" calcext:value-type="float">
            <text:p>-72,8424042892456</text:p>
          </table:table-cell>
          <table:table-cell office:value-type="string" calcext:value-type="string">
            <text:p>0xdc00000000000000000000000000000800000000000000000000000000000000</text:p>
          </table:table-cell>
        </table:table-row>
        <table:table-row table:style-name="ro1">
          <table:table-cell office:value-type="float" office:value="-72.8996676635742" calcext:value-type="float">
            <text:p>-72,8996676635742</text:p>
          </table:table-cell>
          <table:table-cell office:value-type="string" calcext:value-type="string">
            <text:p>0xdc00000000000000000000000000000400000000000000000000000000000000</text:p>
          </table:table-cell>
        </table:table-row>
        <table:table-row table:style-name="ro1">
          <table:table-cell office:value-type="float" office:value="-72.841942024231" calcext:value-type="float">
            <text:p>-72,841942024231</text:p>
          </table:table-cell>
          <table:table-cell office:value-type="string" calcext:value-type="string">
            <text:p>0xdc00000000000000000000000000000200000000000000000000000000000000</text:p>
          </table:table-cell>
        </table:table-row>
        <table:table-row table:style-name="ro1">
          <table:table-cell office:value-type="float" office:value="-72.8025845336914" calcext:value-type="float">
            <text:p>-72,8025845336914</text:p>
          </table:table-cell>
          <table:table-cell office:value-type="string" calcext:value-type="string">
            <text:p>0xdc00000000000000000000000000000100000000000000000000000000000000</text:p>
          </table:table-cell>
        </table:table-row>
        <table:table-row table:style-name="ro1">
          <table:table-cell office:value-type="float" office:value="-72.8219383621216" calcext:value-type="float">
            <text:p>-72,8219383621216</text:p>
          </table:table-cell>
          <table:table-cell office:value-type="string" calcext:value-type="string">
            <text:p>0xdc00000000000000000000000000000080000000000000000000000000000000</text:p>
          </table:table-cell>
        </table:table-row>
        <table:table-row table:style-name="ro1">
          <table:table-cell office:value-type="float" office:value="-72.7885107040405" calcext:value-type="float">
            <text:p>-72,7885107040405</text:p>
          </table:table-cell>
          <table:table-cell office:value-type="string" calcext:value-type="string">
            <text:p>0xdc00000000000000000000000000000040000000000000000000000000000000</text:p>
          </table:table-cell>
        </table:table-row>
        <table:table-row table:style-name="ro1">
          <table:table-cell office:value-type="float" office:value="-72.7934534835815" calcext:value-type="float">
            <text:p>-72,7934534835815</text:p>
          </table:table-cell>
          <table:table-cell office:value-type="string" calcext:value-type="string">
            <text:p>0xdc00000000000000000000000000000020000000000000000000000000000000</text:p>
          </table:table-cell>
        </table:table-row>
        <table:table-row table:style-name="ro1">
          <table:table-cell office:value-type="float" office:value="-72.7832929611206" calcext:value-type="float">
            <text:p>-72,7832929611206</text:p>
          </table:table-cell>
          <table:table-cell office:value-type="string" calcext:value-type="string">
            <text:p>0xdc00000000000000000000000000000010000000000000000000000000000000</text:p>
          </table:table-cell>
        </table:table-row>
        <table:table-row table:style-name="ro1">
          <table:table-cell office:value-type="float" office:value="-72.8150802993774" calcext:value-type="float">
            <text:p>-72,8150802993774</text:p>
          </table:table-cell>
          <table:table-cell office:value-type="string" calcext:value-type="string">
            <text:p>0xdc00000000000000000000000000000008000000000000000000000000000000</text:p>
          </table:table-cell>
        </table:table-row>
        <table:table-row table:style-name="ro1">
          <table:table-cell office:value-type="float" office:value="-72.8327575683594" calcext:value-type="float">
            <text:p>-72,8327575683594</text:p>
          </table:table-cell>
          <table:table-cell office:value-type="string" calcext:value-type="string">
            <text:p>0xdc00000000000000000000000000000004000000000000000000000000000000</text:p>
          </table:table-cell>
        </table:table-row>
        <table:table-row table:style-name="ro1">
          <table:table-cell office:value-type="float" office:value="-72.8408170700073" calcext:value-type="float">
            <text:p>-72,8408170700073</text:p>
          </table:table-cell>
          <table:table-cell office:value-type="string" calcext:value-type="string">
            <text:p>0xdc00000000000000000000000000000002000000000000000000000000000000</text:p>
          </table:table-cell>
        </table:table-row>
        <table:table-row table:style-name="ro1">
          <table:table-cell office:value-type="float" office:value="-72.9199983978271" calcext:value-type="float">
            <text:p>-72,9199983978271</text:p>
          </table:table-cell>
          <table:table-cell office:value-type="string" calcext:value-type="string">
            <text:p>0xdc00000000000000000000000000000001000000000000000000000000000000</text:p>
          </table:table-cell>
        </table:table-row>
        <table:table-row table:style-name="ro1">
          <table:table-cell office:value-type="float" office:value="-72.9270419692993" calcext:value-type="float">
            <text:p>-72,9270419692993</text:p>
          </table:table-cell>
          <table:table-cell office:value-type="string" calcext:value-type="string">
            <text:p>0xdc00000000000000000000000000000000800000000000000000000000000000</text:p>
          </table:table-cell>
        </table:table-row>
        <table:table-row table:style-name="ro1">
          <table:table-cell office:value-type="float" office:value="-72.9664125061035" calcext:value-type="float">
            <text:p>-72,9664125061035</text:p>
          </table:table-cell>
          <table:table-cell office:value-type="string" calcext:value-type="string">
            <text:p>0xdc00000000000000000000000000000000400000000000000000000000000000</text:p>
          </table:table-cell>
        </table:table-row>
        <table:table-row table:style-name="ro1">
          <table:table-cell office:value-type="float" office:value="-72.9285480499268" calcext:value-type="float">
            <text:p>-72,9285480499268</text:p>
          </table:table-cell>
          <table:table-cell office:value-type="string" calcext:value-type="string">
            <text:p>0xdc00000000000000000000000000000000200000000000000000000000000000</text:p>
          </table:table-cell>
        </table:table-row>
        <table:table-row table:style-name="ro1">
          <table:table-cell office:value-type="float" office:value="-72.9672204589844" calcext:value-type="float">
            <text:p>-72,9672204589844</text:p>
          </table:table-cell>
          <table:table-cell office:value-type="string" calcext:value-type="string">
            <text:p>0xdc00000000000000000000000000000000100000000000000000000000000000</text:p>
          </table:table-cell>
        </table:table-row>
        <table:table-row table:style-name="ro1">
          <table:table-cell office:value-type="float" office:value="-72.9536253738403" calcext:value-type="float">
            <text:p>-72,9536253738403</text:p>
          </table:table-cell>
          <table:table-cell office:value-type="string" calcext:value-type="string">
            <text:p>0xdc00000000000000000000000000000000080000000000000000000000000000</text:p>
          </table:table-cell>
        </table:table-row>
        <table:table-row table:style-name="ro1">
          <table:table-cell office:value-type="float" office:value="-72.9483452987671" calcext:value-type="float">
            <text:p>-72,9483452987671</text:p>
          </table:table-cell>
          <table:table-cell office:value-type="string" calcext:value-type="string">
            <text:p>0xdc00000000000000000000000000000000040000000000000000000000000000</text:p>
          </table:table-cell>
        </table:table-row>
        <table:table-row table:style-name="ro1">
          <table:table-cell office:value-type="float" office:value="-72.8887445831299" calcext:value-type="float">
            <text:p>-72,8887445831299</text:p>
          </table:table-cell>
          <table:table-cell office:value-type="string" calcext:value-type="string">
            <text:p>0xdc00000000000000000000000000000000020000000000000000000000000000</text:p>
          </table:table-cell>
        </table:table-row>
        <table:table-row table:style-name="ro1">
          <table:table-cell office:value-type="float" office:value="-72.8944750595093" calcext:value-type="float">
            <text:p>-72,8944750595093</text:p>
          </table:table-cell>
          <table:table-cell office:value-type="string" calcext:value-type="string">
            <text:p>0xdc00000000000000000000000000000000010000000000000000000000000000</text:p>
          </table:table-cell>
        </table:table-row>
        <table:table-row table:style-name="ro1">
          <table:table-cell office:value-type="float" office:value="-72.8737064361572" calcext:value-type="float">
            <text:p>-72,8737064361572</text:p>
          </table:table-cell>
          <table:table-cell office:value-type="string" calcext:value-type="string">
            <text:p>0xdc00000000000000000000000000000000008000000000000000000000000000</text:p>
          </table:table-cell>
        </table:table-row>
        <table:table-row table:style-name="ro1">
          <table:table-cell office:value-type="float" office:value="-72.8728851699829" calcext:value-type="float">
            <text:p>-72,8728851699829</text:p>
          </table:table-cell>
          <table:table-cell office:value-type="string" calcext:value-type="string">
            <text:p>0xdc00000000000000000000000000000000004000000000000000000000000000</text:p>
          </table:table-cell>
        </table:table-row>
        <table:table-row table:style-name="ro1">
          <table:table-cell office:value-type="float" office:value="-72.920365486145" calcext:value-type="float">
            <text:p>-72,920365486145</text:p>
          </table:table-cell>
          <table:table-cell office:value-type="string" calcext:value-type="string">
            <text:p>0xdc00000000000000000000000000000000002000000000000000000000000000</text:p>
          </table:table-cell>
        </table:table-row>
        <table:table-row table:style-name="ro1">
          <table:table-cell office:value-type="float" office:value="-72.8973255538941" calcext:value-type="float">
            <text:p>-72,8973255538941</text:p>
          </table:table-cell>
          <table:table-cell office:value-type="string" calcext:value-type="string">
            <text:p>0xdc00000000000000000000000000000000001000000000000000000000000000</text:p>
          </table:table-cell>
        </table:table-row>
        <table:table-row table:style-name="ro1">
          <table:table-cell office:value-type="float" office:value="-72.883528213501" calcext:value-type="float">
            <text:p>-72,883528213501</text:p>
          </table:table-cell>
          <table:table-cell office:value-type="string" calcext:value-type="string">
            <text:p>0xdc00000000000000000000000000000000000800000000000000000000000000</text:p>
          </table:table-cell>
        </table:table-row>
        <table:table-row table:style-name="ro1">
          <table:table-cell office:value-type="float" office:value="-72.8920116043091" calcext:value-type="float">
            <text:p>-72,8920116043091</text:p>
          </table:table-cell>
          <table:table-cell office:value-type="string" calcext:value-type="string">
            <text:p>0xdc00000000000000000000000000000000000400000000000000000000000000</text:p>
          </table:table-cell>
        </table:table-row>
        <table:table-row table:style-name="ro1">
          <table:table-cell office:value-type="float" office:value="-72.9204837417603" calcext:value-type="float">
            <text:p>-72,9204837417603</text:p>
          </table:table-cell>
          <table:table-cell office:value-type="string" calcext:value-type="string">
            <text:p>0xdc00000000000000000000000000000000000200000000000000000000000000</text:p>
          </table:table-cell>
        </table:table-row>
        <table:table-row table:style-name="ro1">
          <table:table-cell office:value-type="float" office:value="-72.9208840942383" calcext:value-type="float">
            <text:p>-72,9208840942383</text:p>
          </table:table-cell>
          <table:table-cell office:value-type="string" calcext:value-type="string">
            <text:p>0xdc00000000000000000000000000000000000100000000000000000000000000</text:p>
          </table:table-cell>
        </table:table-row>
        <table:table-row table:style-name="ro1">
          <table:table-cell office:value-type="float" office:value="-72.9148704147339" calcext:value-type="float">
            <text:p>-72,9148704147339</text:p>
          </table:table-cell>
          <table:table-cell office:value-type="string" calcext:value-type="string">
            <text:p>0xdc00000000000000000000000000000000000080000000000000000000000000</text:p>
          </table:table-cell>
        </table:table-row>
        <table:table-row table:style-name="ro1">
          <table:table-cell office:value-type="float" office:value="-72.9258150482178" calcext:value-type="float">
            <text:p>-72,9258150482178</text:p>
          </table:table-cell>
          <table:table-cell office:value-type="string" calcext:value-type="string">
            <text:p>0xdc00000000000000000000000000000000000040000000000000000000000000</text:p>
          </table:table-cell>
        </table:table-row>
        <table:table-row table:style-name="ro1">
          <table:table-cell office:value-type="float" office:value="-72.9313948440552" calcext:value-type="float">
            <text:p>-72,9313948440552</text:p>
          </table:table-cell>
          <table:table-cell office:value-type="string" calcext:value-type="string">
            <text:p>0xdc00000000000000000000000000000000000020000000000000000000000000</text:p>
          </table:table-cell>
        </table:table-row>
        <table:table-row table:style-name="ro1">
          <table:table-cell office:value-type="float" office:value="-72.9099217605591" calcext:value-type="float">
            <text:p>-72,9099217605591</text:p>
          </table:table-cell>
          <table:table-cell office:value-type="string" calcext:value-type="string">
            <text:p>0xdc00000000000000000000000000000000000010000000000000000000000000</text:p>
          </table:table-cell>
        </table:table-row>
        <table:table-row table:style-name="ro1">
          <table:table-cell office:value-type="float" office:value="-72.904864616394" calcext:value-type="float">
            <text:p>-72,904864616394</text:p>
          </table:table-cell>
          <table:table-cell office:value-type="string" calcext:value-type="string">
            <text:p>0xdc00000000000000000000000000000000000008000000000000000000000000</text:p>
          </table:table-cell>
        </table:table-row>
        <table:table-row table:style-name="ro1">
          <table:table-cell office:value-type="float" office:value="-72.9102715682983" calcext:value-type="float">
            <text:p>-72,9102715682983</text:p>
          </table:table-cell>
          <table:table-cell office:value-type="string" calcext:value-type="string">
            <text:p>0xdc00000000000000000000000000000000000004000000000000000000000000</text:p>
          </table:table-cell>
        </table:table-row>
        <table:table-row table:style-name="ro1">
          <table:table-cell office:value-type="float" office:value="-72.9034526062012" calcext:value-type="float">
            <text:p>-72,9034526062012</text:p>
          </table:table-cell>
          <table:table-cell office:value-type="string" calcext:value-type="string">
            <text:p>0xdc00000000000000000000000000000000000002000000000000000000000000</text:p>
          </table:table-cell>
        </table:table-row>
        <table:table-row table:style-name="ro1">
          <table:table-cell office:value-type="float" office:value="-72.9025831222534" calcext:value-type="float">
            <text:p>-72,9025831222534</text:p>
          </table:table-cell>
          <table:table-cell office:value-type="string" calcext:value-type="string">
            <text:p>0xdc00000000000000000000000000000000000001000000000000000000000000</text:p>
          </table:table-cell>
        </table:table-row>
        <table:table-row table:style-name="ro1">
          <table:table-cell office:value-type="float" office:value="-72.8806857681274" calcext:value-type="float">
            <text:p>-72,8806857681274</text:p>
          </table:table-cell>
          <table:table-cell office:value-type="string" calcext:value-type="string">
            <text:p>0xdc00000000000000000000000000000000000000800000000000000000000000</text:p>
          </table:table-cell>
        </table:table-row>
        <table:table-row table:style-name="ro1">
          <table:table-cell office:value-type="float" office:value="-72.8873663711548" calcext:value-type="float">
            <text:p>-72,8873663711548</text:p>
          </table:table-cell>
          <table:table-cell office:value-type="string" calcext:value-type="string">
            <text:p>0xdc00000000000000000000000000000000000000400000000000000000000000</text:p>
          </table:table-cell>
        </table:table-row>
        <table:table-row table:style-name="ro1">
          <table:table-cell office:value-type="float" office:value="-72.8730228042603" calcext:value-type="float">
            <text:p>-72,8730228042603</text:p>
          </table:table-cell>
          <table:table-cell office:value-type="string" calcext:value-type="string">
            <text:p>0xdc00000000000000000000000000000000000000200000000000000000000000</text:p>
          </table:table-cell>
        </table:table-row>
        <table:table-row table:style-name="ro1">
          <table:table-cell office:value-type="float" office:value="-72.8807521057129" calcext:value-type="float">
            <text:p>-72,8807521057129</text:p>
          </table:table-cell>
          <table:table-cell office:value-type="string" calcext:value-type="string">
            <text:p>0xdc00000000000000000000000000000000000000100000000000000000000000</text:p>
          </table:table-cell>
        </table:table-row>
        <table:table-row table:style-name="ro1">
          <table:table-cell office:value-type="float" office:value="-72.9087245559692" calcext:value-type="float">
            <text:p>-72,9087245559692</text:p>
          </table:table-cell>
          <table:table-cell office:value-type="string" calcext:value-type="string">
            <text:p>0xdc00000000000000000000000000000000000000080000000000000000000000</text:p>
          </table:table-cell>
        </table:table-row>
        <table:table-row table:style-name="ro1">
          <table:table-cell office:value-type="float" office:value="-72.908377532959" calcext:value-type="float">
            <text:p>-72,908377532959</text:p>
          </table:table-cell>
          <table:table-cell office:value-type="string" calcext:value-type="string">
            <text:p>0xdc00000000000000000000000000000000000000040000000000000000000000</text:p>
          </table:table-cell>
        </table:table-row>
        <table:table-row table:style-name="ro1">
          <table:table-cell office:value-type="float" office:value="-72.9318395233154" calcext:value-type="float">
            <text:p>-72,9318395233154</text:p>
          </table:table-cell>
          <table:table-cell office:value-type="string" calcext:value-type="string">
            <text:p>0xdc00000000000000000000000000000000000000020000000000000000000000</text:p>
          </table:table-cell>
        </table:table-row>
        <table:table-row table:style-name="ro1">
          <table:table-cell office:value-type="float" office:value="-72.9168259048462" calcext:value-type="float">
            <text:p>-72,9168259048462</text:p>
          </table:table-cell>
          <table:table-cell office:value-type="string" calcext:value-type="string">
            <text:p>0xdc00000000000000000000000000000000000000010000000000000000000000</text:p>
          </table:table-cell>
        </table:table-row>
        <table:table-row table:style-name="ro1">
          <table:table-cell office:value-type="float" office:value="-72.9305540084839" calcext:value-type="float">
            <text:p>-72,9305540084839</text:p>
          </table:table-cell>
          <table:table-cell office:value-type="string" calcext:value-type="string">
            <text:p>0xdc00000000000000000000000000000000000000008000000000000000000000</text:p>
          </table:table-cell>
        </table:table-row>
        <table:table-row table:style-name="ro1">
          <table:table-cell office:value-type="float" office:value="-72.9348084640503" calcext:value-type="float">
            <text:p>-72,9348084640503</text:p>
          </table:table-cell>
          <table:table-cell office:value-type="string" calcext:value-type="string">
            <text:p>0xdc00000000000000000000000000000000000000004000000000000000000000</text:p>
          </table:table-cell>
        </table:table-row>
        <table:table-row table:style-name="ro1">
          <table:table-cell office:value-type="float" office:value="-72.9092910003662" calcext:value-type="float">
            <text:p>-72,9092910003662</text:p>
          </table:table-cell>
          <table:table-cell office:value-type="string" calcext:value-type="string">
            <text:p>0xdc00000000000000000000000000000000000000002000000000000000000000</text:p>
          </table:table-cell>
        </table:table-row>
        <table:table-row table:style-name="ro1">
          <table:table-cell office:value-type="float" office:value="-72.8779098510742" calcext:value-type="float">
            <text:p>-72,8779098510742</text:p>
          </table:table-cell>
          <table:table-cell office:value-type="string" calcext:value-type="string">
            <text:p>0xdc00000000000000000000000000000000000000001000000000000000000000</text:p>
          </table:table-cell>
        </table:table-row>
        <table:table-row table:style-name="ro1">
          <table:table-cell office:value-type="float" office:value="-72.8801753997803" calcext:value-type="float">
            <text:p>-72,8801753997803</text:p>
          </table:table-cell>
          <table:table-cell office:value-type="string" calcext:value-type="string">
            <text:p>0xdc00000000000000000000000000000000000000000800000000000000000000</text:p>
          </table:table-cell>
        </table:table-row>
        <table:table-row table:style-name="ro1">
          <table:table-cell office:value-type="float" office:value="-72.8690125274658" calcext:value-type="float">
            <text:p>-72,8690125274658</text:p>
          </table:table-cell>
          <table:table-cell office:value-type="string" calcext:value-type="string">
            <text:p>0xdc00000000000000000000000000000000000000000400000000000000000000</text:p>
          </table:table-cell>
        </table:table-row>
        <table:table-row table:style-name="ro1">
          <table:table-cell office:value-type="float" office:value="-72.8887663650513" calcext:value-type="float">
            <text:p>-72,8887663650513</text:p>
          </table:table-cell>
          <table:table-cell office:value-type="string" calcext:value-type="string">
            <text:p>0xdc00000000000000000000000000000000000000000200000000000000000000</text:p>
          </table:table-cell>
        </table:table-row>
        <table:table-row table:style-name="ro1">
          <table:table-cell office:value-type="float" office:value="-72.8754550552368" calcext:value-type="float">
            <text:p>-72,8754550552368</text:p>
          </table:table-cell>
          <table:table-cell office:value-type="string" calcext:value-type="string">
            <text:p>0xdc00000000000000000000000000000000000000000100000000000000000000</text:p>
          </table:table-cell>
        </table:table-row>
        <table:table-row table:style-name="ro1">
          <table:table-cell office:value-type="float" office:value="-72.8886200714111" calcext:value-type="float">
            <text:p>-72,8886200714111</text:p>
          </table:table-cell>
          <table:table-cell office:value-type="string" calcext:value-type="string">
            <text:p>0xdc00000000000000000000000000000000000000000080000000000000000000</text:p>
          </table:table-cell>
        </table:table-row>
        <table:table-row table:style-name="ro1">
          <table:table-cell office:value-type="float" office:value="-72.8801151275635" calcext:value-type="float">
            <text:p>-72,8801151275635</text:p>
          </table:table-cell>
          <table:table-cell office:value-type="string" calcext:value-type="string">
            <text:p>0xdc00000000000000000000000000000000000000000040000000000000000000</text:p>
          </table:table-cell>
        </table:table-row>
        <table:table-row table:style-name="ro1">
          <table:table-cell office:value-type="float" office:value="-72.8336604690552" calcext:value-type="float">
            <text:p>-72,8336604690552</text:p>
          </table:table-cell>
          <table:table-cell office:value-type="string" calcext:value-type="string">
            <text:p>0xdc00000000000000000000000000000000000000000020000000000000000000</text:p>
          </table:table-cell>
        </table:table-row>
        <table:table-row table:style-name="ro1">
          <table:table-cell office:value-type="float" office:value="-72.8471923065186" calcext:value-type="float">
            <text:p>-72,8471923065186</text:p>
          </table:table-cell>
          <table:table-cell office:value-type="string" calcext:value-type="string">
            <text:p>0xdc00000000000000000000000000000000000000000010000000000000000000</text:p>
          </table:table-cell>
        </table:table-row>
        <table:table-row table:style-name="ro1">
          <table:table-cell office:value-type="float" office:value="-72.862840461731" calcext:value-type="float">
            <text:p>-72,862840461731</text:p>
          </table:table-cell>
          <table:table-cell office:value-type="string" calcext:value-type="string">
            <text:p>0xdc00000000000000000000000000000000000000000008000000000000000000</text:p>
          </table:table-cell>
        </table:table-row>
        <table:table-row table:style-name="ro1">
          <table:table-cell office:value-type="float" office:value="-72.8680693435669" calcext:value-type="float">
            <text:p>-72,8680693435669</text:p>
          </table:table-cell>
          <table:table-cell office:value-type="string" calcext:value-type="string">
            <text:p>0xdc00000000000000000000000000000000000000000004000000000000000000</text:p>
          </table:table-cell>
        </table:table-row>
        <table:table-row table:style-name="ro1">
          <table:table-cell office:value-type="float" office:value="-72.8915531158447" calcext:value-type="float">
            <text:p>-72,8915531158447</text:p>
          </table:table-cell>
          <table:table-cell office:value-type="string" calcext:value-type="string">
            <text:p>0xdc00000000000000000000000000000000000000000002000000000000000000</text:p>
          </table:table-cell>
        </table:table-row>
        <table:table-row table:style-name="ro1">
          <table:table-cell office:value-type="float" office:value="-72.8855912780762" calcext:value-type="float">
            <text:p>-72,8855912780762</text:p>
          </table:table-cell>
          <table:table-cell office:value-type="string" calcext:value-type="string">
            <text:p>0xdc00000000000000000000000000000000000000000001000000000000000000</text:p>
          </table:table-cell>
        </table:table-row>
        <table:table-row table:style-name="ro1">
          <table:table-cell office:value-type="float" office:value="-72.8658679962158" calcext:value-type="float">
            <text:p>-72,8658679962158</text:p>
          </table:table-cell>
          <table:table-cell office:value-type="string" calcext:value-type="string">
            <text:p>0xdc00000000000000000000000000000000000000000000800000000000000000</text:p>
          </table:table-cell>
        </table:table-row>
        <table:table-row table:style-name="ro1">
          <table:table-cell office:value-type="float" office:value="-72.9008333587646" calcext:value-type="float">
            <text:p>-72,9008333587646</text:p>
          </table:table-cell>
          <table:table-cell office:value-type="string" calcext:value-type="string">
            <text:p>0xdc00000000000000000000000000000000000000000000400000000000000000</text:p>
          </table:table-cell>
        </table:table-row>
        <table:table-row table:style-name="ro1">
          <table:table-cell office:value-type="float" office:value="-72.9081200408936" calcext:value-type="float">
            <text:p>-72,9081200408936</text:p>
          </table:table-cell>
          <table:table-cell office:value-type="string" calcext:value-type="string">
            <text:p>0xdc00000000000000000000000000000000000000000000200000000000000000</text:p>
          </table:table-cell>
        </table:table-row>
        <table:table-row table:style-name="ro1">
          <table:table-cell office:value-type="float" office:value="-72.9103984069824" calcext:value-type="float">
            <text:p>-72,9103984069824</text:p>
          </table:table-cell>
          <table:table-cell office:value-type="string" calcext:value-type="string">
            <text:p>0xdc00000000000000000000000000000000000000000000100000000000000000</text:p>
          </table:table-cell>
        </table:table-row>
        <table:table-row table:style-name="ro1">
          <table:table-cell office:value-type="float" office:value="-72.9061613464356" calcext:value-type="float">
            <text:p>-72,9061613464356</text:p>
          </table:table-cell>
          <table:table-cell office:value-type="string" calcext:value-type="string">
            <text:p>0xdc00000000000000000000000000000000000000000000080000000000000000</text:p>
          </table:table-cell>
        </table:table-row>
        <table:table-row table:style-name="ro1">
          <table:table-cell office:value-type="float" office:value="-72.8799618148804" calcext:value-type="float">
            <text:p>-72,8799618148804</text:p>
          </table:table-cell>
          <table:table-cell office:value-type="string" calcext:value-type="string">
            <text:p>0xdc00000000000000000000000000000000000000000000040000000000000000</text:p>
          </table:table-cell>
        </table:table-row>
        <table:table-row table:style-name="ro1">
          <table:table-cell office:value-type="float" office:value="-72.8956552505493" calcext:value-type="float">
            <text:p>-72,8956552505493</text:p>
          </table:table-cell>
          <table:table-cell office:value-type="string" calcext:value-type="string">
            <text:p>0xdc00000000000000000000000000000000000000000000020000000000000000</text:p>
          </table:table-cell>
        </table:table-row>
        <table:table-row table:style-name="ro1">
          <table:table-cell office:value-type="float" office:value="-72.8956078338623" calcext:value-type="float">
            <text:p>-72,8956078338623</text:p>
          </table:table-cell>
          <table:table-cell office:value-type="string" calcext:value-type="string">
            <text:p>0xdc00000000000000000000000000000000000000000000010000000000000000</text:p>
          </table:table-cell>
        </table:table-row>
        <table:table-row table:style-name="ro1">
          <table:table-cell office:value-type="float" office:value="-72.8785263824463" calcext:value-type="float">
            <text:p>-72,8785263824463</text:p>
          </table:table-cell>
          <table:table-cell office:value-type="string" calcext:value-type="string">
            <text:p>0xdc00000000000000000000000000000000000000000000008000000000000000</text:p>
          </table:table-cell>
        </table:table-row>
        <table:table-row table:style-name="ro1">
          <table:table-cell office:value-type="float" office:value="-72.8731909942627" calcext:value-type="float">
            <text:p>-72,8731909942627</text:p>
          </table:table-cell>
          <table:table-cell office:value-type="string" calcext:value-type="string">
            <text:p>0xdc00000000000000000000000000000000000000000000004000000000000000</text:p>
          </table:table-cell>
        </table:table-row>
        <table:table-row table:style-name="ro1">
          <table:table-cell office:value-type="float" office:value="-72.8799821853638" calcext:value-type="float">
            <text:p>-72,8799821853638</text:p>
          </table:table-cell>
          <table:table-cell office:value-type="string" calcext:value-type="string">
            <text:p>0xdc00000000000000000000000000000000000000000000002000000000000000</text:p>
          </table:table-cell>
        </table:table-row>
        <table:table-row table:style-name="ro1">
          <table:table-cell office:value-type="float" office:value="-72.8707070541382" calcext:value-type="float">
            <text:p>-72,8707070541382</text:p>
          </table:table-cell>
          <table:table-cell office:value-type="string" calcext:value-type="string">
            <text:p>0xdc00000000000000000000000000000000000000000000001000000000000000</text:p>
          </table:table-cell>
        </table:table-row>
        <table:table-row table:style-name="ro1">
          <table:table-cell office:value-type="float" office:value="-72.8810029983521" calcext:value-type="float">
            <text:p>-72,8810029983521</text:p>
          </table:table-cell>
          <table:table-cell office:value-type="string" calcext:value-type="string">
            <text:p>0xdc00000000000000000000000000000000000000000000000800000000000000</text:p>
          </table:table-cell>
        </table:table-row>
        <table:table-row table:style-name="ro1">
          <table:table-cell office:value-type="float" office:value="-72.8835343170166" calcext:value-type="float">
            <text:p>-72,8835343170166</text:p>
          </table:table-cell>
          <table:table-cell office:value-type="string" calcext:value-type="string">
            <text:p>0xdc00000000000000000000000000000000000000000000000400000000000000</text:p>
          </table:table-cell>
        </table:table-row>
        <table:table-row table:style-name="ro1">
          <table:table-cell office:value-type="float" office:value="-72.9089017105103" calcext:value-type="float">
            <text:p>-72,9089017105103</text:p>
          </table:table-cell>
          <table:table-cell office:value-type="string" calcext:value-type="string">
            <text:p>0xdc00000000000000000000000000000000000000000000000200000000000000</text:p>
          </table:table-cell>
        </table:table-row>
        <table:table-row table:style-name="ro1">
          <table:table-cell office:value-type="float" office:value="-72.9195890426636" calcext:value-type="float">
            <text:p>-72,9195890426636</text:p>
          </table:table-cell>
          <table:table-cell office:value-type="string" calcext:value-type="string">
            <text:p>0xdc00000000000000000000000000000000000000000000000100000000000000</text:p>
          </table:table-cell>
        </table:table-row>
        <table:table-row table:style-name="ro1">
          <table:table-cell office:value-type="float" office:value="-72.8785609054565" calcext:value-type="float">
            <text:p>-72,8785609054565</text:p>
          </table:table-cell>
          <table:table-cell office:value-type="string" calcext:value-type="string">
            <text:p>0xdc00000000000000000000000000000000000000000000000080000000000000</text:p>
          </table:table-cell>
        </table:table-row>
        <table:table-row table:style-name="ro1">
          <table:table-cell office:value-type="float" office:value="-72.880877571106" calcext:value-type="float">
            <text:p>-72,880877571106</text:p>
          </table:table-cell>
          <table:table-cell office:value-type="string" calcext:value-type="string">
            <text:p>0xdc00000000000000000000000000000000000000000000000040000000000000</text:p>
          </table:table-cell>
        </table:table-row>
        <table:table-row table:style-name="ro1">
          <table:table-cell office:value-type="float" office:value="-72.8926896286011" calcext:value-type="float">
            <text:p>-72,8926896286011</text:p>
          </table:table-cell>
          <table:table-cell office:value-type="string" calcext:value-type="string">
            <text:p>0xdc00000000000000000000000000000000000000000000000020000000000000</text:p>
          </table:table-cell>
        </table:table-row>
        <table:table-row table:style-name="ro1">
          <table:table-cell office:value-type="float" office:value="-72.9027727127075" calcext:value-type="float">
            <text:p>-72,9027727127075</text:p>
          </table:table-cell>
          <table:table-cell office:value-type="string" calcext:value-type="string">
            <text:p>0xdc00000000000000000000000000000000000000000000000010000000000000</text:p>
          </table:table-cell>
        </table:table-row>
        <table:table-row table:style-name="ro1">
          <table:table-cell office:value-type="float" office:value="-72.9315963745117" calcext:value-type="float">
            <text:p>-72,9315963745117</text:p>
          </table:table-cell>
          <table:table-cell office:value-type="string" calcext:value-type="string">
            <text:p>0xdc00000000000000000000000000000000000000000000000008000000000000</text:p>
          </table:table-cell>
        </table:table-row>
        <table:table-row table:style-name="ro1">
          <table:table-cell office:value-type="float" office:value="-72.9332680130005" calcext:value-type="float">
            <text:p>-72,9332680130005</text:p>
          </table:table-cell>
          <table:table-cell office:value-type="string" calcext:value-type="string">
            <text:p>0xdc00000000000000000000000000000000000000000000000004000000000000</text:p>
          </table:table-cell>
        </table:table-row>
        <table:table-row table:style-name="ro1">
          <table:table-cell office:value-type="float" office:value="-72.9195583343506" calcext:value-type="float">
            <text:p>-72,9195583343506</text:p>
          </table:table-cell>
          <table:table-cell office:value-type="string" calcext:value-type="string">
            <text:p>0xdc00000000000000000000000000000000000000000000000002000000000000</text:p>
          </table:table-cell>
        </table:table-row>
        <table:table-row table:style-name="ro1">
          <table:table-cell office:value-type="float" office:value="-72.9262063980103" calcext:value-type="float">
            <text:p>-72,9262063980103</text:p>
          </table:table-cell>
          <table:table-cell office:value-type="string" calcext:value-type="string">
            <text:p>0xdc00000000000000000000000000000000000000000000000001000000000000</text:p>
          </table:table-cell>
        </table:table-row>
        <table:table-row table:style-name="ro1">
          <table:table-cell office:value-type="float" office:value="-72.902745475769" calcext:value-type="float">
            <text:p>-72,902745475769</text:p>
          </table:table-cell>
          <table:table-cell office:value-type="string" calcext:value-type="string">
            <text:p>0xdc00000000000000000000000000000000000000000000000000800000000000</text:p>
          </table:table-cell>
        </table:table-row>
        <table:table-row table:style-name="ro1">
          <table:table-cell office:value-type="float" office:value="-72.9120320129395" calcext:value-type="float">
            <text:p>-72,9120320129395</text:p>
          </table:table-cell>
          <table:table-cell office:value-type="string" calcext:value-type="string">
            <text:p>0xdc00000000000000000000000000000000000000000000000000400000000000</text:p>
          </table:table-cell>
        </table:table-row>
        <table:table-row table:style-name="ro1">
          <table:table-cell office:value-type="float" office:value="-72.9288090515137" calcext:value-type="float">
            <text:p>-72,9288090515137</text:p>
          </table:table-cell>
          <table:table-cell office:value-type="string" calcext:value-type="string">
            <text:p>0xdc00000000000000000000000000000000000000000000000000200000000000</text:p>
          </table:table-cell>
        </table:table-row>
        <table:table-row table:style-name="ro1">
          <table:table-cell office:value-type="float" office:value="-72.9235821914673" calcext:value-type="float">
            <text:p>-72,9235821914673</text:p>
          </table:table-cell>
          <table:table-cell office:value-type="string" calcext:value-type="string">
            <text:p>0xdc00000000000000000000000000000000000000000000000000100000000000</text:p>
          </table:table-cell>
        </table:table-row>
        <table:table-row table:style-name="ro1">
          <table:table-cell office:value-type="float" office:value="-72.918034362793" calcext:value-type="float">
            <text:p>-72,918034362793</text:p>
          </table:table-cell>
          <table:table-cell office:value-type="string" calcext:value-type="string">
            <text:p>0xdc00000000000000000000000000000000000000000000000000080000000000</text:p>
          </table:table-cell>
        </table:table-row>
        <table:table-row table:style-name="ro1">
          <table:table-cell office:value-type="float" office:value="-72.9084641265869" calcext:value-type="float">
            <text:p>-72,9084641265869</text:p>
          </table:table-cell>
          <table:table-cell office:value-type="string" calcext:value-type="string">
            <text:p>0xdc00000000000000000000000000000000000000000000000000040000000000</text:p>
          </table:table-cell>
        </table:table-row>
        <table:table-row table:style-name="ro1">
          <table:table-cell office:value-type="float" office:value="-72.9165662765503" calcext:value-type="float">
            <text:p>-72,9165662765503</text:p>
          </table:table-cell>
          <table:table-cell office:value-type="string" calcext:value-type="string">
            <text:p>0xdc00000000000000000000000000000000000000000000000000020000000000</text:p>
          </table:table-cell>
        </table:table-row>
        <table:table-row table:style-name="ro1">
          <table:table-cell office:value-type="float" office:value="-72.9303138351441" calcext:value-type="float">
            <text:p>-72,9303138351441</text:p>
          </table:table-cell>
          <table:table-cell office:value-type="string" calcext:value-type="string">
            <text:p>0xdc00000000000000000000000000000000000000000000000000010000000000</text:p>
          </table:table-cell>
        </table:table-row>
        <table:table-row table:style-name="ro1">
          <table:table-cell office:value-type="float" office:value="-72.932134552002" calcext:value-type="float">
            <text:p>-72,932134552002</text:p>
          </table:table-cell>
          <table:table-cell office:value-type="string" calcext:value-type="string">
            <text:p>0xdc00000000000000000000000000000000000000000000000000008000000000</text:p>
          </table:table-cell>
        </table:table-row>
        <table:table-row table:style-name="ro1">
          <table:table-cell office:value-type="float" office:value="-72.9275616455078" calcext:value-type="float">
            <text:p>-72,9275616455078</text:p>
          </table:table-cell>
          <table:table-cell office:value-type="string" calcext:value-type="string">
            <text:p>0xdc00000000000000000000000000000000000000000000000000004000000000</text:p>
          </table:table-cell>
        </table:table-row>
        <table:table-row table:style-name="ro1">
          <table:table-cell office:value-type="float" office:value="-72.9286450576782" calcext:value-type="float">
            <text:p>-72,9286450576782</text:p>
          </table:table-cell>
          <table:table-cell office:value-type="string" calcext:value-type="string">
            <text:p>0xdc00000000000000000000000000000000000000000000000000002000000000</text:p>
          </table:table-cell>
        </table:table-row>
        <table:table-row table:style-name="ro1">
          <table:table-cell office:value-type="float" office:value="-72.9176211547852" calcext:value-type="float">
            <text:p>-72,9176211547852</text:p>
          </table:table-cell>
          <table:table-cell office:value-type="string" calcext:value-type="string">
            <text:p>0xdc00000000000000000000000000000000000000000000000000001000000000</text:p>
          </table:table-cell>
        </table:table-row>
        <table:table-row table:style-name="ro1">
          <table:table-cell office:value-type="float" office:value="-72.9355991744995" calcext:value-type="float">
            <text:p>-72,9355991744995</text:p>
          </table:table-cell>
          <table:table-cell office:value-type="string" calcext:value-type="string">
            <text:p>0xdc00000000000000000000000000000000000000000000000000000800000000</text:p>
          </table:table-cell>
        </table:table-row>
        <table:table-row table:style-name="ro1">
          <table:table-cell office:value-type="float" office:value="-72.9514561843872" calcext:value-type="float">
            <text:p>-72,9514561843872</text:p>
          </table:table-cell>
          <table:table-cell office:value-type="string" calcext:value-type="string">
            <text:p>0xdc00000000000000000000000000000000000000000000000000000400000000</text:p>
          </table:table-cell>
        </table:table-row>
        <table:table-row table:style-name="ro1">
          <table:table-cell office:value-type="float" office:value="-72.9520028305054" calcext:value-type="float">
            <text:p>-72,9520028305054</text:p>
          </table:table-cell>
          <table:table-cell office:value-type="string" calcext:value-type="string">
            <text:p>0xdc00000000000000000000000000000000000000000000000000000200000000</text:p>
          </table:table-cell>
        </table:table-row>
        <table:table-row table:style-name="ro1">
          <table:table-cell office:value-type="float" office:value="-72.96520236969" calcext:value-type="float">
            <text:p>-72,96520236969</text:p>
          </table:table-cell>
          <table:table-cell office:value-type="string" calcext:value-type="string">
            <text:p>0xdc00000000000000000000000000000000000000000000000000000100000000</text:p>
          </table:table-cell>
        </table:table-row>
        <table:table-row table:style-name="ro1">
          <table:table-cell office:value-type="float" office:value="-72.9559048080444" calcext:value-type="float">
            <text:p>-72,9559048080444</text:p>
          </table:table-cell>
          <table:table-cell office:value-type="string" calcext:value-type="string">
            <text:p>0xdc00000000000000000000000000000000000000000000000000000080000000</text:p>
          </table:table-cell>
        </table:table-row>
        <table:table-row table:style-name="ro1">
          <table:table-cell office:value-type="float" office:value="-72.9466466903687" calcext:value-type="float">
            <text:p>-72,9466466903687</text:p>
          </table:table-cell>
          <table:table-cell office:value-type="string" calcext:value-type="string">
            <text:p>0xdc00000000000000000000000000000000000000000000000000000040000000</text:p>
          </table:table-cell>
        </table:table-row>
        <table:table-row table:style-name="ro1">
          <table:table-cell office:value-type="float" office:value="-72.9516668701172" calcext:value-type="float">
            <text:p>-72,9516668701172</text:p>
          </table:table-cell>
          <table:table-cell office:value-type="string" calcext:value-type="string">
            <text:p>0xdc00000000000000000000000000000000000000000000000000000020000000</text:p>
          </table:table-cell>
        </table:table-row>
        <table:table-row table:style-name="ro1">
          <table:table-cell office:value-type="float" office:value="-72.9660415649414" calcext:value-type="float">
            <text:p>-72,9660415649414</text:p>
          </table:table-cell>
          <table:table-cell office:value-type="string" calcext:value-type="string">
            <text:p>0xdc00000000000000000000000000000000000000000000000000000010000000</text:p>
          </table:table-cell>
        </table:table-row>
        <table:table-row table:style-name="ro1">
          <table:table-cell office:value-type="float" office:value="-72.969877243042" calcext:value-type="float">
            <text:p>-72,969877243042</text:p>
          </table:table-cell>
          <table:table-cell office:value-type="string" calcext:value-type="string">
            <text:p>0xdc00000000000000000000000000000000000000000000000000000008000000</text:p>
          </table:table-cell>
        </table:table-row>
        <table:table-row table:style-name="ro1">
          <table:table-cell office:value-type="float" office:value="-72.9301454544067" calcext:value-type="float">
            <text:p>-72,9301454544067</text:p>
          </table:table-cell>
          <table:table-cell office:value-type="string" calcext:value-type="string">
            <text:p>0xdc00000000000000000000000000000000000000000000000000000004000000</text:p>
          </table:table-cell>
        </table:table-row>
        <table:table-row table:style-name="ro1">
          <table:table-cell office:value-type="float" office:value="-72.9128290939331" calcext:value-type="float">
            <text:p>-72,9128290939331</text:p>
          </table:table-cell>
          <table:table-cell office:value-type="string" calcext:value-type="string">
            <text:p>0xdc00000000000000000000000000000000000000000000000000000002000000</text:p>
          </table:table-cell>
        </table:table-row>
        <table:table-row table:style-name="ro1">
          <table:table-cell office:value-type="float" office:value="-72.8962464141846" calcext:value-type="float">
            <text:p>-72,8962464141846</text:p>
          </table:table-cell>
          <table:table-cell office:value-type="string" calcext:value-type="string">
            <text:p>0xdc00000000000000000000000000000000000000000000000000000001000000</text:p>
          </table:table-cell>
        </table:table-row>
        <table:table-row table:style-name="ro1">
          <table:table-cell office:value-type="float" office:value="-72.9185930633545" calcext:value-type="float">
            <text:p>-72,9185930633545</text:p>
          </table:table-cell>
          <table:table-cell office:value-type="string" calcext:value-type="string">
            <text:p>0xdc00000000000000000000000000000000000000000000000000000000800000</text:p>
          </table:table-cell>
        </table:table-row>
        <table:table-row table:style-name="ro1">
          <table:table-cell office:value-type="float" office:value="-72.9518254852295" calcext:value-type="float">
            <text:p>-72,9518254852295</text:p>
          </table:table-cell>
          <table:table-cell office:value-type="string" calcext:value-type="string">
            <text:p>0xdc00000000000000000000000000000000000000000000000000000000400000</text:p>
          </table:table-cell>
        </table:table-row>
        <table:table-row table:style-name="ro1">
          <table:table-cell office:value-type="float" office:value="-72.962087059021" calcext:value-type="float">
            <text:p>-72,962087059021</text:p>
          </table:table-cell>
          <table:table-cell office:value-type="string" calcext:value-type="string">
            <text:p>0xdc00000000000000000000000000000000000000000000000000000000200000</text:p>
          </table:table-cell>
        </table:table-row>
        <table:table-row table:style-name="ro1">
          <table:table-cell office:value-type="float" office:value="-72.9528372955322" calcext:value-type="float">
            <text:p>-72,9528372955322</text:p>
          </table:table-cell>
          <table:table-cell office:value-type="string" calcext:value-type="string">
            <text:p>0xdc00000000000000000000000000000000000000000000000000000000100000</text:p>
          </table:table-cell>
        </table:table-row>
        <table:table-row table:style-name="ro1">
          <table:table-cell office:value-type="float" office:value="-72.9713138961792" calcext:value-type="float">
            <text:p>-72,9713138961792</text:p>
          </table:table-cell>
          <table:table-cell office:value-type="string" calcext:value-type="string">
            <text:p>0xdc00000000000000000000000000000000000000000000000000000000080000</text:p>
          </table:table-cell>
        </table:table-row>
        <table:table-row table:style-name="ro1">
          <table:table-cell office:value-type="float" office:value="-72.9849265670776" calcext:value-type="float">
            <text:p>-72,9849265670776</text:p>
          </table:table-cell>
          <table:table-cell office:value-type="string" calcext:value-type="string">
            <text:p>0xdc00000000000000000000000000000000000000000000000000000000040000</text:p>
          </table:table-cell>
        </table:table-row>
        <table:table-row table:style-name="ro1">
          <table:table-cell office:value-type="float" office:value="-72.983247795105" calcext:value-type="float">
            <text:p>-72,983247795105</text:p>
          </table:table-cell>
          <table:table-cell office:value-type="string" calcext:value-type="string">
            <text:p>0xdc00000000000000000000000000000000000000000000000000000000020000</text:p>
          </table:table-cell>
        </table:table-row>
        <table:table-row table:style-name="ro1">
          <table:table-cell office:value-type="float" office:value="-72.9746629333496" calcext:value-type="float">
            <text:p>-72,9746629333496</text:p>
          </table:table-cell>
          <table:table-cell office:value-type="string" calcext:value-type="string">
            <text:p>0xdc00000000000000000000000000000000000000000000000000000000010000</text:p>
          </table:table-cell>
        </table:table-row>
        <table:table-row table:style-name="ro1">
          <table:table-cell office:value-type="float" office:value="-72.9949621963501" calcext:value-type="float">
            <text:p>-72,9949621963501</text:p>
          </table:table-cell>
          <table:table-cell office:value-type="string" calcext:value-type="string">
            <text:p>0xdc00000000000000000000000000000000000000000000000000000000008000</text:p>
          </table:table-cell>
        </table:table-row>
        <table:table-row table:style-name="ro1">
          <table:table-cell office:value-type="float" office:value="-72.9713666915894" calcext:value-type="float">
            <text:p>-72,9713666915894</text:p>
          </table:table-cell>
          <table:table-cell office:value-type="string" calcext:value-type="string">
            <text:p>0xdc00000000000000000000000000000000000000000000000000000000004000</text:p>
          </table:table-cell>
        </table:table-row>
        <table:table-row table:style-name="ro1">
          <table:table-cell office:value-type="float" office:value="-72.966421585083" calcext:value-type="float">
            <text:p>-72,966421585083</text:p>
          </table:table-cell>
          <table:table-cell office:value-type="string" calcext:value-type="string">
            <text:p>0xdc00000000000000000000000000000000000000000000000000000000002000</text:p>
          </table:table-cell>
        </table:table-row>
        <table:table-row table:style-name="ro1">
          <table:table-cell office:value-type="float" office:value="-72.9663224411011" calcext:value-type="float">
            <text:p>-72,9663224411011</text:p>
          </table:table-cell>
          <table:table-cell office:value-type="string" calcext:value-type="string">
            <text:p>0xdc00000000000000000000000000000000000000000000000000000000001000</text:p>
          </table:table-cell>
        </table:table-row>
        <table:table-row table:style-name="ro1">
          <table:table-cell office:value-type="float" office:value="-72.9578553390503" calcext:value-type="float">
            <text:p>-72,9578553390503</text:p>
          </table:table-cell>
          <table:table-cell office:value-type="string" calcext:value-type="string">
            <text:p>0xdc00000000000000000000000000000000000000000000000000000000000800</text:p>
          </table:table-cell>
        </table:table-row>
        <table:table-row table:style-name="ro1">
          <table:table-cell office:value-type="float" office:value="-72.94869140625" calcext:value-type="float">
            <text:p>-72,94869140625</text:p>
          </table:table-cell>
          <table:table-cell office:value-type="string" calcext:value-type="string">
            <text:p>0xdc00000000000000000000000000000000000000000000000000000000000400</text:p>
          </table:table-cell>
        </table:table-row>
        <table:table-row table:style-name="ro1">
          <table:table-cell office:value-type="float" office:value="-72.9472117614746" calcext:value-type="float">
            <text:p>-72,9472117614746</text:p>
          </table:table-cell>
          <table:table-cell office:value-type="string" calcext:value-type="string">
            <text:p>0xdc00000000000000000000000000000000000000000000000000000000000200</text:p>
          </table:table-cell>
        </table:table-row>
        <table:table-row table:style-name="ro1">
          <table:table-cell office:value-type="float" office:value="-72.9535680007935" calcext:value-type="float">
            <text:p>-72,9535680007935</text:p>
          </table:table-cell>
          <table:table-cell office:value-type="string" calcext:value-type="string">
            <text:p>0xdc00000000000000000000000000000000000000000000000000000000000100</text:p>
          </table:table-cell>
        </table:table-row>
        <table:table-row table:style-name="ro1">
          <table:table-cell office:value-type="float" office:value="-72.9692951965332" calcext:value-type="float">
            <text:p>-72,9692951965332</text:p>
          </table:table-cell>
          <table:table-cell office:value-type="string" calcext:value-type="string">
            <text:p>0xdc00000000000000000000000000000000000000000000000000000000000080</text:p>
          </table:table-cell>
        </table:table-row>
        <table:table-row table:style-name="ro1">
          <table:table-cell office:value-type="float" office:value="-72.9803988265991" calcext:value-type="float">
            <text:p>-72,9803988265991</text:p>
          </table:table-cell>
          <table:table-cell office:value-type="string" calcext:value-type="string">
            <text:p>0xdc00000000000000000000000000000000000000000000000000000000000040</text:p>
          </table:table-cell>
        </table:table-row>
        <table:table-row table:style-name="ro1">
          <table:table-cell office:value-type="float" office:value="-72.9920705795288" calcext:value-type="float">
            <text:p>-72,9920705795288</text:p>
          </table:table-cell>
          <table:table-cell office:value-type="string" calcext:value-type="string">
            <text:p>0xdc00000000000000000000000000000000000000000000000000000000000020</text:p>
          </table:table-cell>
        </table:table-row>
        <table:table-row table:style-name="ro1">
          <table:table-cell office:value-type="float" office:value="-72.9899346542358" calcext:value-type="float">
            <text:p>-72,9899346542358</text:p>
          </table:table-cell>
          <table:table-cell office:value-type="string" calcext:value-type="string">
            <text:p>0xdc00000000000000000000000000000000000000000000000000000000000010</text:p>
          </table:table-cell>
        </table:table-row>
        <table:table-row table:style-name="ro1">
          <table:table-cell office:value-type="float" office:value="-72.9902753448486" calcext:value-type="float">
            <text:p>-72,9902753448486</text:p>
          </table:table-cell>
          <table:table-cell office:value-type="string" calcext:value-type="string">
            <text:p>0xdc00000000000000000000000000000000000000000000000000000000000008</text:p>
          </table:table-cell>
        </table:table-row>
        <table:table-row table:style-name="ro1">
          <table:table-cell office:value-type="float" office:value="-72.9916661834717" calcext:value-type="float">
            <text:p>-72,9916661834717</text:p>
          </table:table-cell>
          <table:table-cell office:value-type="string" calcext:value-type="string">
            <text:p>0xdc00000000000000000000000000000000000000000000000000000000000004</text:p>
          </table:table-cell>
        </table:table-row>
        <table:table-row table:style-name="ro1">
          <table:table-cell office:value-type="float" office:value="-73.0156374740601" calcext:value-type="float">
            <text:p>-73,0156374740601</text:p>
          </table:table-cell>
          <table:table-cell office:value-type="string" calcext:value-type="string">
            <text:p>0xdc00000000000000000000000000000000000000000000000000000000000002</text:p>
          </table:table-cell>
        </table:table-row>
        <table:table-row table:style-name="ro1">
          <table:table-cell office:value-type="float" office:value="-73.01681224823" calcext:value-type="float">
            <text:p>-73,01681224823</text:p>
          </table:table-cell>
          <table:table-cell office:value-type="string" calcext:value-type="string">
            <text:p>0xdc0000000000000000000000000000000000000000000000000000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8T14:32:04.427366845</dc:date>
    <meta:editing-duration>PT28M42S</meta:editing-duration>
    <meta:editing-cycles>1</meta:editing-cycles>
    <meta:document-statistic meta:table-count="1" meta:cell-count="512" meta:object-count="1"/>
    <meta:generator>LibreOffice/24.2.6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14cm" xlink:href=".." xlink:type="simple" chart:class="chart:line" chart:style-name="ch1">
        <chart:legend chart:legend-position="end" svg:x="13.155cm" svg:y="4.208cm" style:legend-expansion="high" chart:style-name="ch2"/>
        <chart:plot-area chart:style-name="ch3" table:cell-range-address="monopol_test_on_level.A1:monopol_test_on_level.A256" svg:x="0.32cm" svg:y="0.18cm" svg:width="12.515cm" svg:height="8.654cm">
          <chart:coordinate-region svg:x="1.338cm" svg:y="0.38cm" svg:width="11.497cm" svg:height="8.2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nopol_test_on_level.A1:monopol_test_on_level.A256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2.9392331695557">
                <text:p>-72.9392331695557</text:p>
                <draw:g>
                  <svg:desc>monopol_test_on_level.A1:monopol_test_on_level.A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2.9190398788452">
                <text:p>-72.9190398788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2.9709510040283">
                <text:p>-72.9709510040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2.7686949920654">
                <text:p>-72.7686949920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2.621615562439">
                <text:p>-72.621615562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2.5970217895508">
                <text:p>-72.5970217895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2.8537364578247">
                <text:p>-72.8537364578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3.0448037719727">
                <text:p>-73.0448037719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3.0540357971191">
                <text:p>-73.0540357971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3.1676434707642">
                <text:p>-73.1676434707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3.3061220932007">
                <text:p>-73.3061220932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3.1114290618897">
                <text:p>-73.11142906188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3.1913592529297">
                <text:p>-73.1913592529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3.0708609008789">
                <text:p>-73.0708609008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2.9587353897095">
                <text:p>-72.9587353897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2.8391623687744">
                <text:p>-72.83916236877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2.9658408355713">
                <text:p>-72.96584083557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2.8440016937256">
                <text:p>-72.8440016937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2.7991644287109">
                <text:p>-72.7991644287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2.8829761505127">
                <text:p>-72.88297615051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2.8994156265259">
                <text:p>-72.89941562652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3.0213414001465">
                <text:p>-73.0213414001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3.0127656173706">
                <text:p>-73.01276561737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2.9540328979492">
                <text:p>-72.9540328979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2.8743502044678">
                <text:p>-72.87435020446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2.9482655715942">
                <text:p>-72.94826557159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2.8976204299927">
                <text:p>-72.8976204299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2.9034048843384">
                <text:p>-72.90340488433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.840301361084">
                <text:p>-72.8403013610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2.8124711227417">
                <text:p>-72.81247112274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2.8106881713867">
                <text:p>-72.8106881713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2.7692567062378">
                <text:p>-72.76925670623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2.8133506011963">
                <text:p>-72.81335060119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2.77170627594">
                <text:p>-72.771706275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2.7972103881836">
                <text:p>-72.79721038818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2.6415462875366">
                <text:p>-72.64154628753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2.900825920105">
                <text:p>-72.900825920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2.7364377212524">
                <text:p>-72.73643772125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2.8175252914429">
                <text:p>-72.8175252914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2.8085596466064">
                <text:p>-72.80855964660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72.863682975769">
                <text:p>-72.863682975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72.8412468719482">
                <text:p>-72.84124687194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72.8725867080689">
                <text:p>-72.87258670806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72.840320854187">
                <text:p>-72.8403208541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72.8120578384399">
                <text:p>-72.81205783843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72.8674475479126">
                <text:p>-72.86744754791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72.8212303543091">
                <text:p>-72.82123035430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2.8976801300049">
                <text:p>-72.89768013000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72.7143891143799">
                <text:p>-72.71438911437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2.819167098999">
                <text:p>-72.819167098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2.9393528747559">
                <text:p>-72.93935287475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2.8466313171387">
                <text:p>-72.8466313171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72.7354285049439">
                <text:p>-72.73542850494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72.7645296096802">
                <text:p>-72.76452960968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72.8788772964478">
                <text:p>-72.87887729644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2.8710766220093">
                <text:p>-72.87107662200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2.8021156311035">
                <text:p>-72.80211563110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2.78892578125">
                <text:p>-72.78892578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2.8165469741821">
                <text:p>-72.81654697418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2.8609521865845">
                <text:p>-72.86095218658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2.8788512802124">
                <text:p>-72.87885128021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2.8968635177612">
                <text:p>-72.89686351776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72.8818272781372">
                <text:p>-72.88182727813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2.8828591537476">
                <text:p>-72.88285915374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2.8463203430176">
                <text:p>-72.84632034301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72.8245194244385">
                <text:p>-72.82451942443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2.7838177108765">
                <text:p>-72.78381771087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2.8573642730713">
                <text:p>-72.85736427307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72.8553311920166">
                <text:p>-72.85533119201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2.9065748596191">
                <text:p>-72.90657485961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2.910647315979">
                <text:p>-72.9106473159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2.9191261291504">
                <text:p>-72.91912612915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2.9649491882324">
                <text:p>-72.96494918823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2.9508895874023">
                <text:p>-72.95088958740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2.9060164260864">
                <text:p>-72.90601642608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2.9343296051025">
                <text:p>-72.93432960510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2.8984185791016">
                <text:p>-72.8984185791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2.9555670928955">
                <text:p>-72.95556709289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2.9624778366089">
                <text:p>-72.96247783660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2.9220017623901">
                <text:p>-72.92200176239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72.8893796157837">
                <text:p>-72.88937961578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72.8997534942627">
                <text:p>-72.8997534942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2.9036848068237">
                <text:p>-72.90368480682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2.8894932937622">
                <text:p>-72.88949329376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2.85704662323">
                <text:p>-72.85704662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72.8950292205811">
                <text:p>-72.89502922058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2.8884823989868">
                <text:p>-72.88848239898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2.8701934814453">
                <text:p>-72.87019348144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2.8821993637085">
                <text:p>-72.88219936370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2.8917003631592">
                <text:p>-72.89170036315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2.9496812438965">
                <text:p>-72.94968124389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3.0016550445557">
                <text:p>-73.00165504455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3.025514755249">
                <text:p>-73.0255147552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3.0420878601074">
                <text:p>-73.04208786010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3.0560031890869">
                <text:p>-73.05600318908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3.0496071624756">
                <text:p>-73.04960716247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2.981399307251">
                <text:p>-72.9813993072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72.979295463562">
                <text:p>-72.9792954635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2.9909511947632">
                <text:p>-72.9909511947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2.9925610733032">
                <text:p>-72.9925610733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72.9872380828857">
                <text:p>-72.98723808288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3.0106633758545">
                <text:p>-73.01066337585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3.0240942764282">
                <text:p>-73.02409427642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3.0076893997192">
                <text:p>-73.00768939971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3.0005657196045">
                <text:p>-73.00056571960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3.0230721664429">
                <text:p>-73.02307216644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3.0272710800171">
                <text:p>-73.02727108001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3.0076588439941">
                <text:p>-73.00765884399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3.0193937683106">
                <text:p>-73.01939376831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3.0206971359253">
                <text:p>-73.02069713592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3.0262253570557">
                <text:p>-73.02622535705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73.0300024032593">
                <text:p>-73.03000240325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72.9683937454224">
                <text:p>-72.96839374542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72.9717268753052">
                <text:p>-72.97172687530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72.9772974777222">
                <text:p>-72.97729747772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72.9836738586426">
                <text:p>-72.98367385864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72.9925086593628">
                <text:p>-72.99250865936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73.0030323410034">
                <text:p>-73.00303234100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73.0148031616211">
                <text:p>-73.01480316162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72.9906170272827">
                <text:p>-72.99061702728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72.8438401794434">
                <text:p>-72.84384017944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2.8669718551636">
                <text:p>-72.86697185516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3.0080507278442">
                <text:p>-73.00805072784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2.9309003448486">
                <text:p>-72.93090034484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2.8424042892456">
                <text:p>-72.84240428924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2.8996676635742">
                <text:p>-72.89966766357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2.841942024231">
                <text:p>-72.8419420242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2.8025845336914">
                <text:p>-72.80258453369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2.8219383621216">
                <text:p>-72.82193836212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2.7885107040405">
                <text:p>-72.78851070404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2.7934534835815">
                <text:p>-72.7934534835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2.7832929611206">
                <text:p>-72.78329296112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2.8150802993774">
                <text:p>-72.81508029937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72.8327575683594">
                <text:p>-72.83275756835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72.8408170700073">
                <text:p>-72.84081707000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72.9199983978271">
                <text:p>-72.91999839782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72.9270419692993">
                <text:p>-72.92704196929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72.9664125061035">
                <text:p>-72.96641250610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72.9285480499268">
                <text:p>-72.92854804992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72.9672204589844">
                <text:p>-72.96722045898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72.9536253738403">
                <text:p>-72.95362537384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72.9483452987671">
                <text:p>-72.94834529876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72.8887445831299">
                <text:p>-72.88874458312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72.8944750595093">
                <text:p>-72.89447505950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72.8737064361572">
                <text:p>-72.87370643615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72.8728851699829">
                <text:p>-72.87288516998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72.920365486145">
                <text:p>-72.920365486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72.8973255538941">
                <text:p>-72.89732555389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72.883528213501">
                <text:p>-72.8835282135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72.8920116043091">
                <text:p>-72.89201160430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72.9204837417603">
                <text:p>-72.92048374176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72.9208840942383">
                <text:p>-72.92088409423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72.9148704147339">
                <text:p>-72.91487041473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72.9258150482178">
                <text:p>-72.92581504821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72.9313948440552">
                <text:p>-72.93139484405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72.9099217605591">
                <text:p>-72.90992176055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72.904864616394">
                <text:p>-72.9048646163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72.9102715682983">
                <text:p>-72.91027156829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72.9034526062012">
                <text:p>-72.90345260620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72.9025831222534">
                <text:p>-72.90258312225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72.8806857681274">
                <text:p>-72.88068576812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72.8873663711548">
                <text:p>-72.88736637115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72.8730228042603">
                <text:p>-72.87302280426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2.8807521057129">
                <text:p>-72.88075210571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72.9087245559692">
                <text:p>-72.90872455596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2.908377532959">
                <text:p>-72.9083775329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72.9318395233154">
                <text:p>-72.93183952331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72.9168259048462">
                <text:p>-72.91682590484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72.9305540084839">
                <text:p>-72.93055400848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72.9348084640503">
                <text:p>-72.93480846405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72.9092910003662">
                <text:p>-72.90929100036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72.8779098510742">
                <text:p>-72.87790985107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72.8801753997803">
                <text:p>-72.88017539978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2.8690125274658">
                <text:p>-72.86901252746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72.8887663650513">
                <text:p>-72.88876636505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72.8754550552368">
                <text:p>-72.87545505523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72.8886200714111">
                <text:p>-72.88862007141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72.8801151275635">
                <text:p>-72.88011512756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72.8336604690552">
                <text:p>-72.83366046905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2.8471923065186">
                <text:p>-72.84719230651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72.862840461731">
                <text:p>-72.8628404617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72.8680693435669">
                <text:p>-72.86806934356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72.8915531158447">
                <text:p>-72.89155311584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72.8855912780762">
                <text:p>-72.88559127807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72.8658679962158">
                <text:p>-72.86586799621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72.9008333587646">
                <text:p>-72.90083335876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72.9081200408936">
                <text:p>-72.90812004089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72.9103984069824">
                <text:p>-72.91039840698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72.9061613464356">
                <text:p>-72.90616134643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72.8799618148804">
                <text:p>-72.87996181488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72.8956552505493">
                <text:p>-72.89565525054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72.8956078338623">
                <text:p>-72.89560783386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72.8785263824463">
                <text:p>-72.87852638244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72.8731909942627">
                <text:p>-72.87319099426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72.8799821853638">
                <text:p>-72.87998218536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72.8707070541382">
                <text:p>-72.87070705413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72.8810029983521">
                <text:p>-72.88100299835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72.8835343170166">
                <text:p>-72.88353431701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72.9089017105103">
                <text:p>-72.90890171051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72.9195890426636">
                <text:p>-72.91958904266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72.8785609054565">
                <text:p>-72.87856090545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72.880877571106">
                <text:p>-72.8808775711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72.8926896286011">
                <text:p>-72.89268962860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72.9027727127075">
                <text:p>-72.90277271270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72.9315963745117">
                <text:p>-72.93159637451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72.9332680130005">
                <text:p>-72.93326801300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72.9195583343506">
                <text:p>-72.91955833435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72.9262063980103">
                <text:p>-72.92620639801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72.902745475769">
                <text:p>-72.9027454757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72.9120320129395">
                <text:p>-72.91203201293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72.9288090515137">
                <text:p>-72.92880905151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72.9235821914673">
                <text:p>-72.92358219146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72.918034362793">
                <text:p>-72.9180343627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72.9084641265869">
                <text:p>-72.90846412658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72.9165662765503">
                <text:p>-72.91656627655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72.9303138351441">
                <text:p>-72.93031383514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72.932134552002">
                <text:p>-72.9321345520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72.9275616455078">
                <text:p>-72.92756164550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72.9286450576782">
                <text:p>-72.92864505767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72.9176211547852">
                <text:p>-72.91762115478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72.9355991744995">
                <text:p>-72.93559917449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72.9514561843872">
                <text:p>-72.95145618438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72.9520028305054">
                <text:p>-72.95200283050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72.96520236969">
                <text:p>-72.965202369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72.9559048080444">
                <text:p>-72.95590480804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72.9466466903687">
                <text:p>-72.94664669036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72.9516668701172">
                <text:p>-72.95166687011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72.9660415649414">
                <text:p>-72.96604156494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72.969877243042">
                <text:p>-72.9698772430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2.9301454544067">
                <text:p>-72.93014545440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72.9128290939331">
                <text:p>-72.91282909393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72.8962464141846">
                <text:p>-72.89624641418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2.9185930633545">
                <text:p>-72.91859306335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2.9518254852295">
                <text:p>-72.95182548522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72.962087059021">
                <text:p>-72.9620870590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72.9528372955322">
                <text:p>-72.95283729553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72.9713138961792">
                <text:p>-72.97131389617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72.9849265670776">
                <text:p>-72.98492656707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72.983247795105">
                <text:p>-72.9832477951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72.9746629333496">
                <text:p>-72.97466293334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72.9949621963501">
                <text:p>-72.99496219635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72.9713666915894">
                <text:p>-72.97136669158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72.966421585083">
                <text:p>-72.9664215850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2.9663224411011">
                <text:p>-72.96632244110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72.9578553390503">
                <text:p>-72.95785533905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72.94869140625">
                <text:p>-72.948691406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72.9472117614746">
                <text:p>-72.94721176147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2.9535680007935">
                <text:p>-72.95356800079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72.9692951965332">
                <text:p>-72.96929519653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72.9803988265991">
                <text:p>-72.98039882659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72.9920705795288">
                <text:p>-72.99207057952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72.9899346542358">
                <text:p>-72.98993465423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72.9902753448486">
                <text:p>-72.99027534484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72.9916661834717">
                <text:p>-72.99166618347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73.0156374740601">
                <text:p>-73.01563747406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73.01681224823">
                <text:p>-73.01681224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